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96f785" officeooo:paragraph-rsid="0096f78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96f785" officeooo:paragraph-rsid="0096f78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52a9b"/>
    </style:style>
    <style:style style:name="P37" style:family="paragraph" style:parent-style-name="Standard">
      <style:paragraph-properties fo:text-align="start" style:justify-single-word="false"/>
      <style:text-properties officeooo:paragraph-rsid="001c7882"/>
    </style:style>
    <style:style style:name="P38" style:family="paragraph" style:parent-style-name="Standard">
      <style:paragraph-properties fo:text-align="start" style:justify-single-word="false"/>
      <style:text-properties officeooo:paragraph-rsid="00439e26"/>
    </style:style>
    <style:style style:name="P39" style:family="paragraph" style:parent-style-name="Standard">
      <style:paragraph-properties fo:text-align="start" style:justify-single-word="false"/>
      <style:text-properties officeooo:paragraph-rsid="004933e9"/>
    </style:style>
    <style:style style:name="P40" style:family="paragraph" style:parent-style-name="Standard">
      <style:paragraph-properties fo:text-align="start" style:justify-single-word="false"/>
      <style:text-properties officeooo:paragraph-rsid="0096f785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96f78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officeooo:rsid="003dcd2d" officeooo:paragraph-rsid="003dcd2d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96f78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971da" officeooo:paragraph-rsid="0096f785" style:font-size-asian="12pt" style:font-style-asian="normal" style:font-weight-asian="normal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0000cd" style:font-name="Liberation Serif" fo:font-size="12pt" officeooo:paragraph-rsid="0096f785" style:font-size-asian="12pt" style:font-size-complex="12pt"/>
    </style:style>
    <style:style style:name="P57" style:family="paragraph" style:parent-style-name="Preformatted_20_Text">
      <style:paragraph-properties fo:margin-top="0in" fo:margin-bottom="0in" loext:contextual-spacing="false"/>
    </style:style>
    <style:style style:name="P58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9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60" style:family="paragraph" style:parent-style-name="Standard">
      <style:paragraph-properties fo:margin-top="0in" fo:margin-bottom="0in" loext:contextual-spacing="false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80" style:family="paragraph" style:parent-style-name="Standard">
      <style:paragraph-properties fo:text-align="start" style:justify-single-word="false"/>
      <style:text-properties fo:color="#0000cd" style:font-name="Liberation Serif" fo:font-size="12pt" officeooo:paragraph-rsid="001c7882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color="#0000cd" fo:font-size="12pt" officeooo:rsid="001c7882" officeooo:paragraph-rsid="0026435f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color="#0000cd" fo:font-size="12pt" officeooo:rsid="001c7882" officeooo:paragraph-rsid="00a09f9f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color="#0000cd" fo:font-size="12pt" officeooo:rsid="001c7882" officeooo:paragraph-rsid="001c7882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color="#0000cd" fo:font-size="12pt" officeooo:rsid="001c7882" officeooo:paragraph-rsid="00335ffd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color="#0000cd" fo:font-size="12pt" officeooo:rsid="001c7882" officeooo:paragraph-rsid="00352a9b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color="#0000cd" fo:font-size="12pt" officeooo:rsid="001c7882" officeooo:paragraph-rsid="00304e4d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weight="bold" officeooo:rsid="009961b9" style:font-weight-asian="bold" style:font-weight-complex="bold"/>
    </style:style>
    <style:style style:name="T18" style:family="text">
      <style:text-properties fo:font-weight="bold" officeooo:rsid="009d76ac" style:font-weight-asian="bold" style:font-weight-complex="bold"/>
    </style:style>
    <style:style style:name="T19" style:family="text">
      <style:text-properties fo:font-weight="bold" officeooo:rsid="002c1c70" style:font-weight-asian="bold" style:font-weight-complex="bold"/>
    </style:style>
    <style:style style:name="T20" style:family="text">
      <style:text-properties fo:font-weight="bold" officeooo:rsid="002b135e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1f7eb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officeooo:rsid="001faf1b"/>
    </style:style>
    <style:style style:name="T44" style:family="text">
      <style:text-properties officeooo:rsid="0020c6ba"/>
    </style:style>
    <style:style style:name="T45" style:family="text">
      <style:text-properties officeooo:rsid="00218abc"/>
    </style:style>
    <style:style style:name="T46" style:family="text">
      <style:text-properties officeooo:rsid="00231353"/>
    </style:style>
    <style:style style:name="T47" style:family="text">
      <style:text-properties officeooo:rsid="0023b98f"/>
    </style:style>
    <style:style style:name="T48" style:family="text">
      <style:text-properties fo:font-size="12pt" officeooo:rsid="001c7882" style:font-size-asian="12pt" style:font-size-complex="12pt"/>
    </style:style>
    <style:style style:name="T49" style:family="text">
      <style:text-properties fo:font-size="12pt" officeooo:rsid="00352a9b" style:font-size-asian="12pt" style:font-size-complex="12pt"/>
    </style:style>
    <style:style style:name="T50" style:family="text">
      <style:text-properties fo:font-size="12pt" officeooo:rsid="004aa486" style:font-size-asian="12pt" style:font-size-complex="12pt"/>
    </style:style>
    <style:style style:name="T51" style:family="text">
      <style:text-properties fo:font-size="12pt" officeooo:rsid="0098141c" style:font-size-asian="12pt" style:font-size-complex="12pt"/>
    </style:style>
    <style:style style:name="T52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96f785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98141c" style:font-size-asian="12pt" style:font-weight-asian="bold" style:font-size-complex="12pt" style:font-weight-complex="bold"/>
    </style:style>
    <style:style style:name="T58" style:family="text">
      <style:text-properties officeooo:rsid="0026435f"/>
    </style:style>
    <style:style style:name="T59" style:family="text">
      <style:text-properties officeooo:rsid="0027ca40"/>
    </style:style>
    <style:style style:name="T60" style:family="text">
      <style:text-properties officeooo:rsid="0027fe32"/>
    </style:style>
    <style:style style:name="T61" style:family="text">
      <style:text-properties officeooo:rsid="0029e7ae"/>
    </style:style>
    <style:style style:name="T62" style:family="text">
      <style:text-properties officeooo:rsid="002b135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9e7ae" style:font-weight-asian="normal" style:font-weight-complex="normal"/>
    </style:style>
    <style:style style:name="T65" style:family="text">
      <style:text-properties fo:font-weight="normal" officeooo:rsid="0080480b" style:font-weight-asian="normal"/>
    </style:style>
    <style:style style:name="T66" style:family="text">
      <style:text-properties fo:font-weight="normal" officeooo:rsid="005ba32c" style:font-weight-asian="normal"/>
    </style:style>
    <style:style style:name="T67" style:family="text">
      <style:text-properties officeooo:rsid="002c1c70"/>
    </style:style>
    <style:style style:name="T68" style:family="text">
      <style:text-properties officeooo:rsid="002d74f7"/>
    </style:style>
    <style:style style:name="T69" style:family="text">
      <style:text-properties officeooo:rsid="002da397"/>
    </style:style>
    <style:style style:name="T70" style:family="text">
      <style:text-properties officeooo:rsid="002e7e02"/>
    </style:style>
    <style:style style:name="T71" style:family="text">
      <style:text-properties officeooo:rsid="00304e4d"/>
    </style:style>
    <style:style style:name="T72" style:family="text">
      <style:text-properties officeooo:rsid="0031b796"/>
    </style:style>
    <style:style style:name="T73" style:family="text">
      <style:text-properties officeooo:rsid="00335ffd"/>
    </style:style>
    <style:style style:name="T74" style:family="text">
      <style:text-properties officeooo:rsid="00352a9b"/>
    </style:style>
    <style:style style:name="T75" style:family="text">
      <style:text-properties officeooo:rsid="0035f8bf"/>
    </style:style>
    <style:style style:name="T76" style:family="text">
      <style:text-properties officeooo:rsid="0038b4aa"/>
    </style:style>
    <style:style style:name="T77" style:family="text">
      <style:text-properties officeooo:rsid="003a4320"/>
    </style:style>
    <style:style style:name="T78" style:family="text">
      <style:text-properties officeooo:rsid="003bb1d3"/>
    </style:style>
    <style:style style:name="T79" style:family="text">
      <style:text-properties officeooo:rsid="003f38dd"/>
    </style:style>
    <style:style style:name="T80" style:family="text">
      <style:text-properties officeooo:rsid="003dcd2d"/>
    </style:style>
    <style:style style:name="T81" style:family="text">
      <style:text-properties officeooo:rsid="003f657d"/>
    </style:style>
    <style:style style:name="T82" style:family="text">
      <style:text-properties fo:font-style="normal" fo:font-weight="normal" style:font-style-asian="normal" style:font-weight-asian="normal"/>
    </style:style>
    <style:style style:name="T83" style:family="text">
      <style:text-properties fo:font-style="normal" fo:font-weight="normal" officeooo:rsid="0040a14c" style:font-style-asian="normal" style:font-weight-asian="normal"/>
    </style:style>
    <style:style style:name="T84" style:family="text">
      <style:text-properties fo:font-style="normal" fo:font-weight="normal" officeooo:rsid="00421d53" style:font-style-asian="normal" style:font-weight-asian="normal"/>
    </style:style>
    <style:style style:name="T85" style:family="text">
      <style:text-properties fo:font-style="normal" fo:font-weight="normal" officeooo:rsid="004aa486" style:font-style-asian="normal" style:font-weight-asian="normal"/>
    </style:style>
    <style:style style:name="T86" style:family="text">
      <style:text-properties fo:font-style="normal" fo:font-weight="normal" officeooo:rsid="005ba32c" style:font-style-asian="normal" style:font-weight-asian="normal"/>
    </style:style>
    <style:style style:name="T87" style:family="text">
      <style:text-properties fo:font-style="normal" fo:font-weight="normal" officeooo:rsid="005c4450" style:font-style-asian="normal" style:font-weight-asian="normal"/>
    </style:style>
    <style:style style:name="T88" style:family="text">
      <style:text-properties fo:font-style="normal" fo:font-weight="normal" officeooo:rsid="005e7418" style:font-style-asian="normal" style:font-weight-asian="normal"/>
    </style:style>
    <style:style style:name="T89" style:family="text">
      <style:text-properties fo:font-style="normal" fo:font-weight="normal" officeooo:rsid="005f428c" style:font-style-asian="normal" style:font-weight-asian="normal"/>
    </style:style>
    <style:style style:name="T90" style:family="text">
      <style:text-properties fo:font-style="normal" fo:font-weight="normal" officeooo:rsid="0060d74f" style:font-style-asian="normal" style:font-weight-asian="normal"/>
    </style:style>
    <style:style style:name="T91" style:family="text">
      <style:text-properties fo:font-style="normal" fo:font-weight="normal" officeooo:rsid="0061d66a" style:font-style-asian="normal" style:font-weight-asian="normal"/>
    </style:style>
    <style:style style:name="T92" style:family="text">
      <style:text-properties fo:font-style="normal" fo:font-weight="normal" officeooo:rsid="0063654c" style:font-style-asian="normal" style:font-weight-asian="normal"/>
    </style:style>
    <style:style style:name="T93" style:family="text">
      <style:text-properties fo:font-style="normal" fo:font-weight="normal" officeooo:rsid="00640bfd" style:font-style-asian="normal" style:font-weight-asian="normal"/>
    </style:style>
    <style:style style:name="T94" style:family="text">
      <style:text-properties fo:font-style="normal" fo:font-weight="normal" officeooo:rsid="00655c96" style:font-style-asian="normal" style:font-weight-asian="normal"/>
    </style:style>
    <style:style style:name="T95" style:family="text">
      <style:text-properties fo:font-style="normal" fo:font-weight="normal" officeooo:rsid="0076be81" style:font-style-asian="normal" style:font-weight-asian="normal"/>
    </style:style>
    <style:style style:name="T96" style:family="text">
      <style:text-properties fo:font-style="normal" fo:font-weight="normal" officeooo:rsid="0080480b" style:font-style-asian="normal" style:font-weight-asian="normal"/>
    </style:style>
    <style:style style:name="T97" style:family="text">
      <style:text-properties fo:font-style="normal" fo:font-weight="normal" officeooo:rsid="009971da" style:font-style-asian="normal" style:font-weight-asian="normal"/>
    </style:style>
    <style:style style:name="T98" style:family="text">
      <style:text-properties fo:font-style="normal" fo:font-weight="bold" style:font-style-asian="normal" style:font-weight-asian="bold" style:font-weight-complex="bold"/>
    </style:style>
    <style:style style:name="T99" style:family="text">
      <style:text-properties fo:font-style="normal" fo:font-weight="bold" officeooo:rsid="0080480b" style:font-style-asian="normal" style:font-weight-asian="bold" style:font-weight-complex="bold"/>
    </style:style>
    <style:style style:name="T100" style:family="text">
      <style:text-properties fo:font-style="normal" fo:font-weight="bold" officeooo:rsid="005e7418" style:font-style-asian="normal" style:font-weight-asian="bold" style:font-weight-complex="bold"/>
    </style:style>
    <style:style style:name="T101" style:family="text">
      <style:text-properties fo:font-style="normal" fo:font-weight="bold" officeooo:rsid="005f428c" style:font-style-asian="normal" style:font-weight-asian="bold" style:font-weight-complex="bold"/>
    </style:style>
    <style:style style:name="T102" style:family="text">
      <style:text-properties fo:font-style="normal" fo:font-weight="bold" officeooo:rsid="0060d74f" style:font-style-asian="normal" style:font-weight-asian="bold" style:font-weight-complex="bold"/>
    </style:style>
    <style:style style:name="T103" style:family="text">
      <style:text-properties fo:font-style="normal" fo:font-weight="bold" officeooo:rsid="0061d66a" style:font-style-asian="normal" style:font-weight-asian="bold" style:font-weight-complex="bold"/>
    </style:style>
    <style:style style:name="T104" style:family="text">
      <style:text-properties fo:font-style="normal" fo:font-weight="bold" officeooo:rsid="0076be81" style:font-style-asian="normal" style:font-weight-asian="bold" style:font-weight-complex="bold"/>
    </style:style>
    <style:style style:name="T105" style:family="text">
      <style:text-properties fo:font-style="normal" style:font-style-asian="normal"/>
    </style:style>
    <style:style style:name="T106" style:family="text">
      <style:text-properties fo:font-style="normal" officeooo:rsid="009961b9" style:font-style-asian="normal"/>
    </style:style>
    <style:style style:name="T107" style:family="text">
      <style:text-properties fo:font-style="normal" officeooo:rsid="009971da" style:font-style-asian="normal"/>
    </style:style>
    <style:style style:name="T108" style:family="text">
      <style:text-properties officeooo:rsid="001c7882"/>
    </style:style>
    <style:style style:name="T109" style:family="text">
      <style:text-properties officeooo:rsid="00421d53"/>
    </style:style>
    <style:style style:name="T110" style:family="text">
      <style:text-properties officeooo:rsid="00439e26"/>
    </style:style>
    <style:style style:name="T111" style:family="text">
      <style:text-properties officeooo:rsid="004545d1"/>
    </style:style>
    <style:style style:name="T112" style:family="text">
      <style:text-properties fo:color="#000000" style:font-name="Liberation Serif"/>
    </style:style>
    <style:style style:name="T113" style:family="text">
      <style:text-properties fo:color="#000000" style:font-name="Liberation Serif" fo:font-style="normal" fo:font-weight="normal" style:font-style-asian="normal" style:font-weight-asian="normal"/>
    </style:style>
    <style:style style:name="T114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15" style:family="text">
      <style:text-properties fo:color="#000000" style:font-name="Liberation Serif" officeooo:rsid="004933e9"/>
    </style:style>
    <style:style style:name="T116" style:family="text">
      <style:text-properties fo:color="#000000" style:font-name="Liberation Serif" fo:font-size="12pt" style:font-size-asian="12pt" style:font-size-complex="12pt"/>
    </style:style>
    <style:style style:name="T117" style:family="text">
      <style:text-properties fo:color="#000000" style:font-name="Liberation Serif" fo:font-size="12pt" officeooo:rsid="001c7882" style:font-size-asian="12pt" style:font-size-complex="12pt"/>
    </style:style>
    <style:style style:name="T118" style:family="text">
      <style:text-properties fo:color="#000000" style:font-name="Liberation Serif" fo:font-size="12pt" officeooo:rsid="004933e9" style:font-size-asian="12pt" style:font-size-complex="12pt"/>
    </style:style>
    <style:style style:name="T119" style:family="text">
      <style:text-properties fo:color="#000000" style:font-name="Liberation Serif" fo:font-size="12pt" officeooo:rsid="0049de7b" style:font-size-asian="12pt" style:font-size-complex="12pt"/>
    </style:style>
    <style:style style:name="T120" style:family="text">
      <style:text-properties fo:color="#000000" style:font-name="Liberation Serif" fo:font-size="12pt" officeooo:rsid="0067ff8d" style:font-size-asian="12pt" style:font-size-complex="12pt"/>
    </style:style>
    <style:style style:name="T121" style:family="text">
      <style:text-properties fo:color="#000000" style:font-name="Liberation Serif" fo:font-size="12pt" officeooo:rsid="006bc6d7" style:font-size-asian="12pt" style:font-size-complex="12pt"/>
    </style:style>
    <style:style style:name="T122" style:family="text">
      <style:text-properties fo:color="#000000" style:font-name="Liberation Serif" fo:font-size="12pt" officeooo:rsid="006ea42a" style:font-size-asian="12pt" style:font-size-complex="12pt"/>
    </style:style>
    <style:style style:name="T123" style:family="text">
      <style:text-properties fo:color="#000000" style:font-name="Liberation Serif" fo:font-size="12pt" officeooo:rsid="006eac7a" style:font-size-asian="12pt" style:font-size-complex="12pt"/>
    </style:style>
    <style:style style:name="T124" style:family="text">
      <style:text-properties fo:color="#000000" style:font-name="Liberation Serif" fo:font-size="12pt" officeooo:rsid="0072c374" style:font-size-asian="12pt" style:font-size-complex="12pt"/>
    </style:style>
    <style:style style:name="T125" style:family="text">
      <style:text-properties fo:color="#000000" style:font-name="Liberation Serif" fo:font-size="12pt" officeooo:rsid="00700780" style:font-size-asian="12pt" style:font-size-complex="12pt"/>
    </style:style>
    <style:style style:name="T126" style:family="text">
      <style:text-properties fo:color="#000000" style:font-name="Liberation Serif" fo:font-size="12pt" officeooo:rsid="0079b455" style:font-size-asian="12pt" style:font-size-complex="12pt"/>
    </style:style>
    <style:style style:name="T127" style:family="text">
      <style:text-properties fo:color="#000000" style:font-name="Liberation Serif" fo:font-size="12pt" officeooo:rsid="007a8481" style:font-size-asian="12pt" style:font-size-complex="12pt"/>
    </style:style>
    <style:style style:name="T128" style:family="text">
      <style:text-properties fo:color="#000000" style:font-name="Liberation Serif" fo:font-size="12pt" officeooo:rsid="007bbfa3" style:font-size-asian="12pt" style:font-size-complex="12pt"/>
    </style:style>
    <style:style style:name="T129" style:family="text">
      <style:text-properties fo:color="#000000" style:font-name="Liberation Serif" fo:font-size="12pt" officeooo:rsid="0080480b" style:font-size-asian="12pt" style:font-size-complex="12pt"/>
    </style:style>
    <style:style style:name="T130" style:family="text">
      <style:text-properties fo:color="#000000" style:font-name="Liberation Serif" fo:font-size="12pt" officeooo:rsid="00811773" style:font-size-asian="12pt" style:font-size-complex="12pt"/>
    </style:style>
    <style:style style:name="T131" style:family="text">
      <style:text-properties fo:color="#000000" style:font-name="Liberation Serif" fo:font-size="12pt" officeooo:rsid="0098141c" style:font-size-asian="12pt" style:font-size-complex="12pt"/>
    </style:style>
    <style:style style:name="T132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34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35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36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37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38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39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40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41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42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44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45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46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47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48" style:family="text">
      <style:text-properties fo:color="#000000" style:font-name="Liberation Serif" fo:font-size="12pt" fo:font-weight="bold" officeooo:rsid="0091f121" style:font-size-asian="12pt" style:font-weight-asian="bold" style:font-size-complex="12pt" style:font-weight-complex="bold"/>
    </style:style>
    <style:style style:name="T149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50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1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53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54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55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56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57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58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59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60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61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62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63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64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65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66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67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68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69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70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71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72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73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75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76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77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78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79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80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81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82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83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84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85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86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87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88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89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90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91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92" style:family="text">
      <style:text-properties fo:color="#000000" style:font-name="Liberation Serif" fo:font-weight="bold" style:font-weight-asian="bold" style:font-weight-complex="bold"/>
    </style:style>
    <style:style style:name="T193" style:family="text">
      <style:text-properties fo:color="#000000" style:font-name="Liberation Serif" fo:font-weight="bold" officeooo:rsid="004933e9" style:font-weight-asian="bold" style:font-weight-complex="bold"/>
    </style:style>
    <style:style style:name="T194" style:family="text">
      <style:text-properties officeooo:rsid="00475d7b"/>
    </style:style>
    <style:style style:name="T195" style:family="text">
      <style:text-properties officeooo:rsid="004933e9"/>
    </style:style>
    <style:style style:name="T196" style:family="text">
      <style:text-properties style:font-name="Liberation Serif"/>
    </style:style>
    <style:style style:name="T197" style:family="text">
      <style:text-properties style:font-name="Liberation Serif" fo:font-size="12pt" style:font-size-asian="12pt" style:font-size-complex="12pt"/>
    </style:style>
    <style:style style:name="T198" style:family="text">
      <style:text-properties style:font-name="Liberation Serif" fo:font-size="12pt" officeooo:rsid="001c7882" style:font-size-asian="12pt" style:font-size-complex="12pt"/>
    </style:style>
    <style:style style:name="T199" style:family="text">
      <style:text-properties style:font-name="Liberation Serif" fo:font-size="12pt" officeooo:rsid="004933e9" style:font-size-asian="12pt" style:font-size-complex="12pt"/>
    </style:style>
    <style:style style:name="T200" style:family="text">
      <style:text-properties style:font-name="Liberation Serif" fo:font-size="12pt" officeooo:rsid="0049de7b" style:font-size-asian="12pt" style:font-size-complex="12pt"/>
    </style:style>
    <style:style style:name="T201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202" style:family="text">
      <style:text-properties style:font-name="Liberation Serif" officeooo:rsid="001c7882"/>
    </style:style>
    <style:style style:name="T203" style:family="text">
      <style:text-properties style:font-name="Liberation Serif" officeooo:rsid="00421d53"/>
    </style:style>
    <style:style style:name="T204" style:family="text">
      <style:text-properties style:font-name="Liberation Serif" fo:font-weight="bold" officeooo:rsid="001c7882" style:font-weight-asian="bold" style:font-weight-complex="bold"/>
    </style:style>
    <style:style style:name="T205" style:family="text">
      <style:text-properties style:font-name="Liberation Serif" fo:font-weight="bold" officeooo:rsid="00421d53" style:font-weight-asian="bold" style:font-weight-complex="bold"/>
    </style:style>
    <style:style style:name="T206" style:family="text">
      <style:text-properties style:font-name="Liberation Serif" fo:font-style="italic" fo:font-weight="normal" style:font-style-asian="italic" style:font-weight-asian="normal"/>
    </style:style>
    <style:style style:name="T207" style:family="text">
      <style:text-properties officeooo:rsid="004aa486"/>
    </style:style>
    <style:style style:name="T208" style:family="text">
      <style:text-properties officeooo:rsid="00640bfd"/>
    </style:style>
    <style:style style:name="T209" style:family="text">
      <style:text-properties officeooo:rsid="0080480b"/>
    </style:style>
    <style:style style:name="T210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11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12" style:family="text">
      <style:text-properties officeooo:rsid="008a5b46"/>
    </style:style>
    <style:style style:name="T213" style:family="text">
      <style:text-properties officeooo:rsid="008dfb6f"/>
    </style:style>
    <style:style style:name="T214" style:family="text">
      <style:text-properties officeooo:rsid="0091f7eb"/>
    </style:style>
    <style:style style:name="T215" style:family="text">
      <style:text-properties officeooo:rsid="0098141c"/>
    </style:style>
    <style:style style:name="T216" style:family="text">
      <style:text-properties fo:color="#0000cd"/>
    </style:style>
    <style:style style:name="T217" style:family="text">
      <style:text-properties fo:color="#0000cd" fo:font-style="normal" fo:font-weight="normal" style:font-style-asian="normal" style:font-weight-asian="normal"/>
    </style:style>
    <style:style style:name="T218" style:family="text">
      <style:text-properties fo:color="#0000cd" fo:font-style="normal" fo:font-weight="normal" officeooo:rsid="0098141c" style:font-style-asian="normal" style:font-weight-asian="normal"/>
    </style:style>
    <style:style style:name="T219" style:family="text">
      <style:text-properties fo:color="#0000cd" fo:font-style="normal" fo:font-weight="normal" officeooo:rsid="009971da" style:font-style-asian="normal" style:font-weight-asian="normal"/>
    </style:style>
    <style:style style:name="T220" style:family="text">
      <style:text-properties fo:color="#0000cd" fo:font-weight="bold" style:font-weight-asian="bold" style:font-weight-complex="bold"/>
    </style:style>
    <style:style style:name="T221" style:family="text">
      <style:text-properties fo:color="#0000cd" fo:font-weight="normal" style:font-weight-asian="normal" style:font-weight-complex="normal"/>
    </style:style>
    <style:style style:name="T222" style:family="text">
      <style:text-properties fo:color="#0000cd" fo:font-weight="normal" officeooo:rsid="0029e7ae" style:font-weight-asian="normal" style:font-weight-complex="normal"/>
    </style:style>
    <style:style style:name="T223" style:family="text">
      <style:text-properties fo:color="#0000cd" officeooo:rsid="001faf1b"/>
    </style:style>
    <style:style style:name="T224" style:family="text">
      <style:text-properties fo:color="#0000cd" officeooo:rsid="0020c6ba"/>
    </style:style>
    <style:style style:name="T225" style:family="text">
      <style:text-properties fo:color="#0000cd" officeooo:rsid="00231353"/>
    </style:style>
    <style:style style:name="T226" style:family="text">
      <style:text-properties fo:color="#0000cd" officeooo:rsid="0027ca40"/>
    </style:style>
    <style:style style:name="T227" style:family="text">
      <style:text-properties fo:color="#0000cd" officeooo:rsid="0027fe32"/>
    </style:style>
    <style:style style:name="T228" style:family="text">
      <style:text-properties fo:color="#0000cd" officeooo:rsid="0029e7ae"/>
    </style:style>
    <style:style style:name="T229" style:family="text">
      <style:text-properties fo:color="#0000cd" officeooo:rsid="002b135e"/>
    </style:style>
    <style:style style:name="T230" style:family="text">
      <style:text-properties fo:color="#0000cd" fo:font-style="italic" fo:font-weight="normal" style:font-style-asian="italic" style:font-weight-asian="normal" style:font-style-complex="italic" style:font-weight-complex="normal"/>
    </style:style>
    <style:style style:name="T231" style:family="text">
      <style:text-properties fo:color="#0000cd" fo:font-style="italic" fo:font-weight="bold" style:font-style-asian="italic" style:font-weight-asian="bold" style:font-style-complex="italic" style:font-weight-complex="bold"/>
    </style:style>
    <style:style style:name="T232" style:family="text">
      <style:text-properties fo:color="#0000cd" officeooo:rsid="002d74f7"/>
    </style:style>
    <style:style style:name="T233" style:family="text">
      <style:text-properties fo:color="#0000cd" officeooo:rsid="003bb1d3"/>
    </style:style>
    <style:style style:name="T234" style:family="text">
      <style:text-properties officeooo:rsid="009961b9"/>
    </style:style>
    <style:style style:name="T235" style:family="text">
      <style:text-properties officeooo:rsid="009d76ac"/>
    </style:style>
    <style:style style:name="T236" style:family="text">
      <style:text-properties officeooo:rsid="00a09f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1"/>
      <text:p text:style-name="P25">1. General functions</text:p>
      <text:p text:style-name="P1"/>
      <text:p text:style-name="P1">-&gt; <text:span text:style-name="T22">chr(i)</text:span> <text:s/>- conversion from int to char, return character (string), input int </text:p>
      <text:p text:style-name="P1"><text:span text:style-name="T216"><text:tab/></text:span><text:span text:style-name="T221">chr(97) </text:span><text:tab/># out: ‘a’</text:p>
      <text:p text:style-name="P1">-&gt; <text:span text:style-name="T22">ord(c)</text:span> <text:s/>- conversion from char to int, return integer, input char</text:p>
      <text:p text:style-name="P1"><text:tab/><text:span text:style-name="T216">ord(‘a’)</text:span><text:tab/># out: 97</text:p>
      <text:p text:style-name="P1">-&gt; <text:span text:style-name="T22">dir() </text:span>- return names in the given scope, return list of str</text:p>
      <text:p text:style-name="P1"><text:tab/><text:span text:style-name="T216">dir(list)</text:span></text:p>
      <text:p text:style-name="P1">-&gt; <text:span text:style-name="T22">help() </text:span>- python help function</text:p>
      <text:p text:style-name="P2"><text:span text:style-name="T22">-</text:span><text:span text:style-name="T23">&gt;</text:span><text:span text:style-name="T22"> zip()</text:span> - <text:span text:style-name="T43">return a zip object (tuple) useful for looping</text:span></text:p>
      <text:p text:style-name="P2"><text:tab/><text:span text:style-name="T216">zip(ls1, ls2)</text:span></text:p>
      <text:p text:style-name="P2"><text:span text:style-name="T1">-</text:span><text:span text:style-name="T2">&gt;</text:span><text:span text:style-name="T1"> </text:span><text:span text:style-name="T22">enumerate</text:span><text:span text:style-name="T23">()</text:span><text:span text:style-name="T1"> </text:span><text:span text:style-name="T43">- return an enumerate object</text:span></text:p>
      <text:p text:style-name="P2"><text:tab/><text:span text:style-name="T216">for (i, val) in enumerate(ls):</text:span></text:p>
      <text:p text:style-name="P1"><text:span text:style-name="T36">-</text:span><text:span text:style-name="T37">&gt;</text:span><text:span text:style-name="T36"> len() </text:span>- <text:span text:style-name="T43">return length of an sequence</text:span></text:p>
      <text:p text:style-name="P1"><text:tab/><text:span text:style-name="T223">len(lst)</text:span></text:p>
      <text:p text:style-name="P2"><text:span text:style-name="T36">-</text:span><text:span text:style-name="T37">&gt;</text:span><text:span text:style-name="T36"> isinstance() </text:span>- <text:span text:style-name="T43">return whether an object is an instance of a class or of a subclass, return 1 or 0</text:span></text:p>
      <text:p text:style-name="P2"><text:tab/><text:span text:style-name="T216">isinstance(1, int)</text:span></text:p>
      <text:p text:style-name="P2"><text:span text:style-name="T36">-</text:span><text:span text:style-name="T37">&gt;</text:span><text:span text:style-name="T36"> is </text:span>– <text:span text:style-name="T43">used for comparing elements using their unique ID</text:span></text:p>
      <text:p text:style-name="P2"><text:tab/><text:span text:style-name="T216">a is b</text:span></text:p>
      <text:p text:style-name="P1"><text:span text:style-name="T36">-</text:span><text:span text:style-name="T37">&gt;</text:span><text:span text:style-name="T36"> type()</text:span> - <text:span text:style-name="T43">return type of an object</text:span></text:p>
      <text:p text:style-name="P1"><text:tab/><text:span text:style-name="T223">type(‘test’)</text:span></text:p>
      <text:p text:style-name="P1"><text:span text:style-name="T36">-</text:span><text:span text:style-name="T37">&gt;</text:span><text:span text:style-name="T36"> sum()</text:span> - <text:span text:style-name="T43">return sum of iterable, input iterable</text:span></text:p>
      <text:p text:style-name="P1"><text:tab/><text:span text:style-name="T223">sum(lst)</text:span></text:p>
      <text:p text:style-name="P2"><text:span text:style-name="T22">-</text:span><text:span text:style-name="T23">&gt;</text:span><text:span text:style-name="T22"> min/max() </text:span>- <text:span text:style-name="T44">return smallest/largest value </text:span></text:p>
      <text:p text:style-name="P2"><text:tab/><text:span text:style-name="T216">min(a, b, key=len)</text:span></text:p>
      <text:p text:style-name="P1"><text:span text:style-name="T22">-</text:span><text:span text:style-name="T24">&gt;</text:span><text:span text:style-name="T22"> abs() -</text:span> <text:span text:style-name="T44">return absolute value</text:span></text:p>
      <text:p text:style-name="P1"><text:tab/><text:span text:style-name="T224">abs(-24)</text:span></text:p>
      <text:p text:style-name="P1"><text:span text:style-name="T22">-</text:span><text:span text:style-name="T24">&gt;</text:span><text:span text:style-name="T22"> all() </text:span>- <text:span text:style-name="T44">return True if bool(x) is True for all values x in the iterable. If the iterable is empty, return <text:tab/>True.</text:span></text:p>
      <text:p text:style-name="P1"><text:tab/><text:span text:style-name="T224">return all(True if x &gt; 5 else False for i in lst)</text:span></text:p>
      <text:p text:style-name="P3"><text:span text:style-name="T22">-</text:span><text:span text:style-name="T24">&gt;</text:span><text:span text:style-name="T22"> hex() </text:span>- <text:span text:style-name="T44">r</text:span>eturn the hexadecimal representation of an integer.</text:p>
      <text:p text:style-name="P3"><text:tab/><text:span text:style-name="T216">hex(ord('w'))</text:span> <text:tab/><text:span text:style-name="T44"># out:</text:span> 0x77</text:p>
      <text:p text:style-name="P3"><text:span text:style-name="T22">-</text:span><text:span text:style-name="T24">&gt;</text:span><text:span text:style-name="T22"> bin() </text:span>- <text:span text:style-name="T44">r</text:span>eturn the binary representation of an integer.</text:p>
      <text:p text:style-name="P3"><text:tab/><text:span text:style-name="T216">bin(9) <text:tab/></text:span><text:tab/><text:span text:style-name="T44"># out:</text:span> '0b1100'</text:p>
      <text:p text:style-name="P1"><text:span text:style-name="T22">-</text:span><text:span text:style-name="T25">&gt;</text:span><text:span text:style-name="T22"> None </text:span>- return of <text:span text:style-name="T45">a </text:span>void function</text:p>
      <text:p text:style-name="P1"><text:span text:style-name="T22">-</text:span><text:span text:style-name="T26">&gt;</text:span><text:span text:style-name="T22"> assert</text:span> - <text:span text:style-name="T46">test if a condition returns True</text:span></text:p>
      <text:p text:style-name="P1"><text:tab/><text:span text:style-name="T225">assert x == ‘Hello’</text:span></text:p>
      <text:p text:style-name="P1"><text:span text:style-name="T22">-</text:span><text:span text:style-name="T26">&gt;</text:span><text:span text:style-name="T22"> continue </text:span>- <text:span text:style-name="T46">skip the current iteration and moves to the next one</text:span></text:p>
      <text:p text:style-name="P1"><text:span text:style-name="T22">-</text:span><text:span text:style-name="T26">&gt;</text:span><text:span text:style-name="T22"> break </text:span>- <text:span text:style-name="T46">break from the loop</text:span></text:p>
      <text:p text:style-name="P1"><text:span text:style-name="T22">-</text:span><text:span text:style-name="T26">&gt;</text:span><text:span text:style-name="T22"> pass </text:span>- <text:span text:style-name="T46">placeholder for further development, instruction to do nothing</text:span></text:p>
      <text:p text:style-name="P1"><text:span text:style-name="T22">-</text:span><text:span text:style-name="T26">&gt;</text:span><text:span text:style-name="T22"> in / not in</text:span> - <text:span text:style-name="T46">checking membership</text:span></text:p>
      <text:p text:style-name="P1"><text:tab/><text:span text:style-name="T225">if 3 in [1, 2, 3]:</text:span></text:p>
      <text:p text:style-name="P9">-<text:span text:style-name="T72">&gt; n</text:span>amespaces: <text:span text:style-name="T22">local</text:span>, <text:span text:style-name="T22">global</text:span>, <text:span text:style-name="T22">builtins</text:span></text:p>
      <text:p text:style-name="P1">-<text:span text:style-name="T72">&gt; variables: (local), </text:span><text:span text:style-name="T32">nonlocal</text:span><text:span text:style-name="T72"> (enclosed function), </text:span><text:span text:style-name="T32">global</text:span><text:span text:style-name="T72"> (module or script)</text:span></text:p>
      <text:p text:style-name="P1"><text:span text:style-name="T22">-</text:span><text:span text:style-name="T35">&gt; setattr(obj, name, value, /) </text:span><text:span text:style-name="T214">- s</text:span>ets the named attribute on the given object to the specified value. <text:span text:style-name="T112"><text:tab/>setattr(x, 'y', v) is equivalent to ``x.y = v''</text:span></text:p>
      <text:p text:style-name="P80"><text:span text:style-name="T108"><text:tab/></text:span><text:span text:style-name="T82">for key, val in kwargs.items():</text:span><text:line-break/><text:span text:style-name="T82"> <text:s text:c="3"/><text:tab/><text:tab/>setattr(self, key, val)</text:span></text:p>
      <text:p text:style-name="P1"/>
      <text:p text:style-name="P1"/>
      <text:p text:style-name="P25"><text:soft-page-break/><text:span text:style-name="T47">2. S</text:span>tring module <text:span text:style-name="T47">(import string)</text:span></text:p>
      <text:p text:style-name="P1"/>
      <text:p text:style-name="P4"><text:span text:style-name="T22">-</text:span><text:span text:style-name="T27">&gt; </text:span><text:span text:style-name="T22">ascii_letters </text:span>= <text:span text:style-name="T216">'abcdefghijklmnopqrstuvwxyzABCDEFGHIJKLMNOPQRSTUVWXYZ'</text:span></text:p>
      <text:p text:style-name="P4"><text:span text:style-name="T22">-</text:span><text:span text:style-name="T27">&gt; </text:span><text:span text:style-name="T22">ascii_lowercase </text:span>= <text:span text:style-name="T216">'abcdefghijklmnopqrstuvwxyz'</text:span></text:p>
      <text:p text:style-name="P1"><text:span text:style-name="T22">-</text:span><text:span text:style-name="T27">&gt; </text:span><text:span text:style-name="T22">ascii_uppercase </text:span>= <text:span text:style-name="T216">'ABCDEFGHIJKLMNOPQRSTUVWXYZ'</text:span></text:p>
      <text:p text:style-name="P1"><text:span text:style-name="T22">-</text:span><text:span text:style-name="T27">&gt; </text:span><text:span text:style-name="T22">digits </text:span>= <text:span text:style-name="T216">'0123456789'</text:span></text:p>
      <text:p text:style-name="P4"><text:span text:style-name="T22">-</text:span><text:span text:style-name="T27">&gt; </text:span><text:span text:style-name="T22">printable </text:span>= <text:span text:style-name="T216">'0123456789abcdefghijklmnopqrstuvwxyzABCDEFGHIJKLMNOPQRSTU…</text:span></text:p>
      <text:p text:style-name="P4"><text:span text:style-name="T22">-</text:span><text:span text:style-name="T27">&gt; </text:span><text:span text:style-name="T22">punctuation</text:span> = <text:span text:style-name="T216">'!"#$%&amp;\'()*+,-./:;&lt;=&gt;?@[\\]^_`{|}~'</text:span></text:p>
      <text:p text:style-name="P1"><text:span text:style-name="T22">-</text:span><text:span text:style-name="T27">&gt; </text:span><text:span text:style-name="T22">whitespace</text:span> = <text:span text:style-name="T216">' \t\n\r\x0b\x0c'</text:span></text:p>
      <text:p text:style-name="P1"/>
      <text:p text:style-name="P27">3. str methods</text:p>
      <text:p text:style-name="P1"/>
      <text:p text:style-name="P1"><text:span text:style-name="T22">-</text:span><text:span text:style-name="T28">&gt; </text:span><text:span text:style-name="T22">str.split() </text:span>- <text:span text:style-name="T59">r</text:span>eturn a list of the words in the string, using sep as the delimiter string.</text:p>
      <text:p text:style-name="P1"><text:tab/><text:span text:style-name="T226">L = ‘a-b-c’.split(‘-’)<text:tab/></text:span><text:span text:style-name="T59"><text:tab/># out: [‘a’, ‘b’, ‘c’]</text:span></text:p>
      <text:p text:style-name="P5"><text:span text:style-name="T21">-</text:span><text:span text:style-name="T28">&gt; </text:span><text:span text:style-name="T22">str.strip() / str.lstrip() / str.rstrip() </text:span>- <text:span text:style-name="T59">r</text:span>eturn a copy of the string with leading and trailing <text:tab/>whitespace removed. If chars is given and not None, remove characters in chars instead.</text:p>
      <text:p text:style-name="P5"><text:tab/><text:span text:style-name="T216">'abcdadab'</text:span><text:span text:style-name="T226">.strip('abc')<text:tab/></text:span><text:span text:style-name="T59"><text:tab/># out: ‘dad’</text:span></text:p>
      <text:p text:style-name="P5"><text:span text:style-name="T22">-</text:span><text:span text:style-name="T28">&gt; </text:span><text:span text:style-name="T22">' '.join() </text:span>- <text:span text:style-name="T59">c</text:span>oncatenate any number of strings.</text:p>
      <text:p text:style-name="P5"><text:tab/><text:span text:style-name="T216">‘-’.</text:span><text:span text:style-name="T227">join([‘a’, ‘m’, ‘n’])<text:tab/></text:span><text:span text:style-name="T60"><text:tab/># out: ‘a-m-n’</text:span></text:p>
      <text:p text:style-name="P5"><text:span text:style-name="T22">-</text:span><text:span text:style-name="T28">&gt; </text:span><text:span text:style-name="T22">str.count() </text:span>- <text:span text:style-name="T60">r</text:span>eturn the number of non-overlapping occurrences of substring sub in string <text:tab/>S[start:end].</text:p>
      <text:p text:style-name="P5"><text:tab/><text:span text:style-name="T216">‘</text:span><text:span text:style-name="T227">abcab’.count(‘a’)</text:span><text:span text:style-name="T60"><text:tab/><text:tab/># out: 2</text:span></text:p>
      <text:p text:style-name="P5"><text:span text:style-name="T22">-</text:span><text:span text:style-name="T28">&gt; </text:span><text:span text:style-name="T22">str()<text:tab/></text:span>- <text:span text:style-name="T60">convert to str</text:span></text:p>
      <text:p text:style-name="P5"><text:tab/><text:span text:style-name="T227">str(10)<text:tab/></text:span><text:span text:style-name="T60"><text:tab/><text:tab/><text:tab/></text:span><text:span text:style-name="T61"># out: ‘10’</text:span></text:p>
      <text:p text:style-name="P6"><text:span text:style-name="T22">-</text:span><text:span text:style-name="T28">&gt; </text:span><text:span text:style-name="T22">str.translate()</text:span><text:span text:style-name="T1"> </text:span>- <text:span text:style-name="T61">r</text:span>eplace each character in the string using the given translation table. </text:p>
      <text:p text:style-name="P81"><text:tab/>intab = 'abc', outtab = '123'</text:p>
      <text:p text:style-name="P82"><text:tab/>'transtab <text:span text:style-name="T236">= str.</text:span>maketrans(intab, outtab)</text:p>
      <text:p text:style-name="P6"><text:span text:style-name="T216"><text:tab/>‘</text:span><text:span text:style-name="T228">abcdcba’</text:span><text:span text:style-name="T216">.translate(transtab)</text:span><text:tab/><text:span text:style-name="T61"># out: ‘123d321’</text:span></text:p>
      <text:p text:style-name="P1"><text:span text:style-name="T22">-</text:span><text:span text:style-name="T28">&gt; </text:span><text:span text:style-name="T22">str.find() </text:span>- <text:span text:style-name="T61">r</text:span>eturn the lowest index in S where substring sub is found, such that sub is contained <text:tab/>within S[start:end]. Return -1 on failure.</text:p>
      <text:p text:style-name="P25"><text:span text:style-name="T216"><text:tab/></text:span><text:span text:style-name="T221">‘</text:span><text:span text:style-name="T222">abcd’.find(‘c’)</text:span><text:span text:style-name="T64"><text:tab/><text:tab/># out: 2</text:span></text:p>
      <text:p text:style-name="P1"><text:span text:style-name="T22">-</text:span><text:span text:style-name="T28">&gt; </text:span><text:span text:style-name="T22">str.format() </text:span>- <text:span text:style-name="T62">r</text:span>eturn a formatted version of S, using substitutions from args and kwargs.</text:p>
      <text:p text:style-name="P1"><text:tab/><text:span text:style-name="T229">print(‘I live in {0}’.format(‘Herborn))</text:span></text:p>
      <text:p text:style-name="P1"><text:span text:style-name="T22">-</text:span><text:span text:style-name="T28">&gt; </text:span><text:span text:style-name="T22">str.lower() </text:span>- <text:span text:style-name="T62">convert string to lowercase</text:span></text:p>
      <text:p text:style-name="P1"><text:span text:style-name="T22">-</text:span><text:span text:style-name="T28">&gt; </text:span><text:span text:style-name="T22">str.upper() </text:span>- <text:span text:style-name="T62">convert string to upper case</text:span></text:p>
      <text:p text:style-name="P1"><text:span text:style-name="T22">-</text:span><text:span text:style-name="T28">&gt; </text:span><text:span text:style-name="T22">str.replace(old, new, count) </text:span>- <text:span text:style-name="T62">replace instances of old substring with new substring</text:span></text:p>
      <text:p text:style-name="P1"><text:tab/><text:span text:style-name="T216">‘</text:span><text:span text:style-name="T229">abc’.replace(‘bc’, ‘de’)</text:span><text:span text:style-name="T62"><text:tab/># out: ‘ade’</text:span></text:p>
      <text:p text:style-name="P1"><text:span text:style-name="T22">-</text:span><text:span text:style-name="T28">&gt; </text:span><text:span text:style-name="T22">str.splitlines() </text:span>-&gt; <text:span text:style-name="T62">r</text:span>eturn a list of the lines in the string, breaking at line boundaries.</text:p>
      <text:p text:style-name="P1">-<text:span text:style-name="T58">&gt; </text:span><text:span text:style-name="T216">a = 'bana', b = a[2:6] -&gt; b = 'na <text:s/>' </text:span>- <text:span text:style-name="T19">string slicing</text:span></text:p>
      <text:p text:style-name="P1"><text:span text:style-name="T22">-</text:span><text:span text:style-name="T28">&gt; </text:span><text:span text:style-name="T230">c = a[::-1]</text:span><text:span text:style-name="T221"> </text:span>-&gt; <text:span text:style-name="T1">reverse string</text:span></text:p>
      <text:p text:style-name="P1"><text:span text:style-name="T22">-</text:span><text:span text:style-name="T28">&gt; </text:span><text:span text:style-name="T230">''.join(generator)</text:span><text:span text:style-name="T22"> </text:span>-&gt; to create string</text:p>
      <text:p text:style-name="P1"><text:span text:style-name="T22">-</text:span><text:span text:style-name="T28">&gt; </text:span><text:span text:style-name="T230">str.islower(), str.isupper(), str.isdigit(), str.isalpha(), str.isalnum() </text:span>- <text:span text:style-name="T62">the most useful </text:span><text:span text:style-name="T20">validation <text:tab/>functions</text:span><text:span text:style-name="T62">, return True or False</text:span></text:p>
      <text:p text:style-name="P1"/>
      <text:p text:style-name="P25"><text:span text:style-name="T68">4. </text:span>tuple</text:p>
      <text:p text:style-name="P1"/>
      <text:p text:style-name="P83">-<text:span text:style-name="T68">&gt; </text:span>a = tuple()</text:p>
      <text:p text:style-name="P83">-<text:span text:style-name="T68">&gt; </text:span>a = (1,)</text:p>
      <text:p text:style-name="P1"><text:span text:style-name="T216">-</text:span><text:span text:style-name="T232">&gt; </text:span><text:span text:style-name="T216">b = (1, 2, 3) </text:span><text:tab/><text:tab/><text:tab/><text:span text:style-name="T22"># tuple packing</text:span></text:p>
      <text:p text:style-name="P1"><text:span text:style-name="T216">-</text:span><text:span text:style-name="T232">&gt; </text:span><text:span text:style-name="T216">(first, seconde, third) = b </text:span><text:tab/><text:tab/><text:span text:style-name="T22"># tuple unpacking <text:s text:c="2"/></text:span><text:s/></text:p>
      <text:p text:style-name="P1"><text:span text:style-name="T216">-</text:span><text:span text:style-name="T232">&gt; </text:span><text:span text:style-name="T216">(a, b) = (b, a)</text:span><text:tab/><text:tab/><text:tab/><text:span text:style-name="T29"># swapping</text:span></text:p>
      <text:p text:style-name="P1"/>
      <text:p text:style-name="P25"><text:soft-page-break/><text:span text:style-name="T68">5. </text:span>list</text:p>
      <text:p text:style-name="P1"/>
      <text:p text:style-name="P1"><text:span text:style-name="T22">-</text:span><text:span text:style-name="T30">&gt; </text:span><text:span text:style-name="T22">del l[1:3] </text:span>- <text:span text:style-name="T69">delete slice of an list</text:span></text:p>
      <text:p text:style-name="P1"><text:span text:style-name="T22">-</text:span><text:span text:style-name="T30">&gt; </text:span><text:span text:style-name="T22">a = b[:] </text:span>-<text:span text:style-name="T69"> copying list</text:span></text:p>
      <text:p text:style-name="P1"><text:span text:style-name="T22">-</text:span><text:span text:style-name="T30">&gt; </text:span><text:span text:style-name="T22">list.apend(object) </text:span>– <text:span text:style-name="T69">adding element to the list</text:span></text:p>
      <text:p text:style-name="P1"><text:span text:style-name="T22">-</text:span><text:span text:style-name="T30">&gt; </text:span><text:span text:style-name="T22">list.extend(iterable) </text:span>– <text:span text:style-name="T69">e</text:span>xtend list by appending elements from the iterable.</text:p>
      <text:p text:style-name="P1"><text:span text:style-name="T22">-</text:span><text:span text:style-name="T30">&gt; </text:span><text:span text:style-name="T22">list.insert(index, object) </text:span>- <text:span text:style-name="T69">i</text:span>nsert object before index.</text:p>
      <text:p text:style-name="P1"><text:span text:style-name="T22">-</text:span><text:span text:style-name="T30">&gt; </text:span><text:span text:style-name="T22">list.remove(object) </text:span>- <text:span text:style-name="T69">r</text:span>emove first occurrence of value, <text:span text:style-name="T69">r</text:span>aises ValueError if the value is not <text:tab/>present.</text:p>
      <text:p text:style-name="P1"><text:span text:style-name="T22">-</text:span><text:span text:style-name="T30">&gt; </text:span><text:span text:style-name="T22">list.pop() / list.pop(index) </text:span>- <text:span text:style-name="T69">r</text:span>emove and return item at index (default last), <text:span text:style-name="T69">r</text:span>aises IndexError if <text:tab/>list is empty or index is out of range.</text:p>
      <text:p text:style-name="P1"><text:span text:style-name="T22">-</text:span><text:span text:style-name="T30">&gt; </text:span><text:span text:style-name="T22">list.count(value)</text:span> - <text:span text:style-name="T69">return number of occurrences of value.</text:span></text:p>
      <text:p text:style-name="P7"><text:span text:style-name="T22">-</text:span><text:span text:style-name="T30">&gt; </text:span><text:span text:style-name="T22">list.sort(key=None, reverse=False) </text:span>- <text:span text:style-name="T70">s</text:span>ort the list in ascending order and return None.</text:p>
      <text:p text:style-name="P7"><text:span text:style-name="T22">-</text:span><text:span text:style-name="T30">&gt; </text:span><text:span text:style-name="T22">list.reverse() </text:span>- <text:span text:style-name="T69">r</text:span>everse *IN PLACE*.</text:p>
      <text:p text:style-name="P7"><text:span text:style-name="T22">-</text:span><text:span text:style-name="T30">&gt; list.index() </text:span><text:span text:style-name="T69">- return first index of value, raises ValueError if the value is not present.</text:span></text:p>
      <text:p text:style-name="P1"/>
      <text:p text:style-name="P33">6. set</text:p>
      <text:p text:style-name="P21"/>
      <text:p text:style-name="P21"><text:span text:style-name="T1">-&gt; set() </text:span>- create a new set object</text:p>
      <text:p text:style-name="P22"><text:span text:style-name="T1">-&gt; set.add() </text:span>- add element to a set</text:p>
      <text:p text:style-name="P22"><text:span text:style-name="T1">-</text:span><text:span text:style-name="T14">&gt;</text:span><text:span text:style-name="T1"> set.discard() -</text:span> remove element from a set, if element not in set it does.</text:p>
      <text:p text:style-name="P22"><text:span text:style-name="T1">-</text:span><text:span text:style-name="T18">&gt; set.issubset(set2) </text:span><text:span text:style-name="T235">- check if set is a subset of set2</text:span></text:p>
      <text:p text:style-name="P1"/>
      <text:p text:style-name="P28">7. dict</text:p>
      <text:p text:style-name="P1"/>
      <text:p text:style-name="P1"><text:span text:style-name="T22">-</text:span><text:span text:style-name="T32">&gt; </text:span><text:span text:style-name="T22">dict()</text:span> - <text:span text:style-name="T72">dict creation</text:span></text:p>
      <text:p text:style-name="P83"><text:s text:c="4"/><text:tab/>dic_a = {'city':'Herborn', 'population':20000}</text:p>
      <text:p text:style-name="P10"><text:span text:style-name="T22">-</text:span><text:span text:style-name="T32">&gt; </text:span><text:span text:style-name="T33">dic.get(key, default=None)</text:span><text:span text:style-name="T73"> - </text:span><text:span text:style-name="T74">r</text:span><text:span text:style-name="T73">eturn the value for key if key is in the dictionary, else default.</text:span></text:p>
      <text:p text:style-name="P84"><text:tab/>dic_a['p'] = dic_a.get('p', 0) + 1</text:p>
      <text:p text:style-name="P11"><text:span text:style-name="T22">-</text:span><text:span text:style-name="T32">&gt; </text:span><text:span text:style-name="T34">dic.items() </text:span><text:span text:style-name="T74">- a set-like object providing a view on dict's items</text:span></text:p>
      <text:p text:style-name="P85"><text:tab/>for k, v in dic_a.items():</text:p>
      <text:p text:style-name="P36"><text:span text:style-name="T52">-</text:span><text:span text:style-name="T53">&gt; </text:span><text:span text:style-name="T52">d.key</text:span><text:span text:style-name="T53">s</text:span><text:span text:style-name="T52">() </text:span><text:span text:style-name="T48">- </text:span><text:span text:style-name="T49">a set-like object providing a view on dict's keys</text:span></text:p>
      <text:p text:style-name="P36"><text:span text:style-name="T54">-&gt; d.values()</text:span><text:span text:style-name="T49"> - a set-like object providing a view on dict's values</text:span></text:p>
      <text:p text:style-name="P9"><text:span text:style-name="T22">-</text:span><text:span text:style-name="T32">&gt; </text:span><text:span text:style-name="T22">del d[key] </text:span>- <text:span text:style-name="T74">deleting a key from dict</text:span></text:p>
      <text:p text:style-name="P9"><text:span text:style-name="T22">-</text:span><text:span text:style-name="T32">&gt; </text:span><text:span text:style-name="T22">key in d</text:span> - <text:span text:style-name="T74">iterating over keys in dict</text:span></text:p>
      <text:p text:style-name="P1"><text:span text:style-name="T22">-</text:span><text:span text:style-name="T32">&gt; </text:span><text:span text:style-name="T22">d.pop(key, [default]) </text:span>- remove specified key and return the corresponding value. If key is not <text:tab/>found, d is returned if given, otherwise KeyError is raised.</text:p>
      <text:p text:style-name="P9"><text:span text:style-name="T22">-</text:span><text:span text:style-name="T32">&gt; </text:span><text:span text:style-name="T22">d.popitem() </text:span>- <text:span text:style-name="T74">r</text:span>emove and return a (key, value) pair as a 2-tuple.</text:p>
      <text:p text:style-name="P9"><text:span text:style-name="T22">-</text:span><text:span text:style-name="T32">&gt; </text:span><text:span text:style-name="T22">a_dict = {key:value for key, value in zip(categories, objects)} </text:span># dict comprehension</text:p>
      <text:p text:style-name="P9"><text:span text:style-name="T22">-</text:span><text:span text:style-name="T32">&gt; </text:span><text:span text:style-name="T22">for k,v in {**vegetable_prices, **fruit_prices}.items(): </text:span># dict unpacking IMPORTANT right <text:tab/>most dict keys prevail over left keys if the same</text:p>
      <text:p text:style-name="P1"/>
      <text:p text:style-name="P25"><text:span text:style-name="T72">8. </text:span>file handling</text:p>
      <text:p text:style-name="P11"><text:s text:c="4"/></text:p>
      <text:p text:style-name="P11"><text:span text:style-name="T22">-</text:span><text:span text:style-name="T34">&gt; </text:span><text:span text:style-name="T22">with open ('input.txt', mode='r') as f, open ('output.txt', mode='w') as writer: </text:span>- <text:span text:style-name="T75">opening file <text:tab/>using preferred option</text:span></text:p>
      <text:p text:style-name="P1">-<text:span text:style-name="T75">&gt;</text:span> <text:span text:style-name="T216">while True:</text:span></text:p>
      <text:p text:style-name="P83"><text:tab/>line = f.readline()</text:p>
      <text:p text:style-name="P83"><text:tab/>if line == 0:</text:p>
      <text:p text:style-name="P83"><text:tab/><text:tab/>break</text:p>
      <text:p text:style-name="P83"><text:tab/>print(line, end='')</text:p>
      <text:p text:style-name="P1"><text:span text:style-name="T22">-</text:span><text:span text:style-name="T34">&gt; </text:span><text:span text:style-name="T22">f.read([size])</text:span> - <text:span text:style-name="T75">used to read file data and store it in a variable content</text:span></text:p>
      <text:p text:style-name="P1"><text:soft-page-break/><text:tab/><text:span text:style-name="T75">contents = f.read()</text:span></text:p>
      <text:p text:style-name="P1"><text:span text:style-name="T22">-</text:span><text:span text:style-name="T34">&gt; </text:span><text:span text:style-name="T22">f.readlines() </text:span>- <text:span text:style-name="T75">return the list of all the lines</text:span></text:p>
      <text:p text:style-name="P1"><text:span text:style-name="T22">-</text:span><text:span text:style-name="T34">&gt; </text:span><text:span text:style-name="T22">f.writelines(iterable) </text:span>- <text:span text:style-name="T75">write items of the iterable into the file</text:span></text:p>
      <text:p text:style-name="P1"><text:span text:style-name="T22">-</text:span><text:span text:style-name="T34">&gt; </text:span><text:span text:style-name="T22">file = open('input.txt', mode='r') </text:span>- <text:span text:style-name="T75">alternative way of opening a file</text:span></text:p>
      <text:p text:style-name="P1"><text:span text:style-name="T22">-</text:span><text:span text:style-name="T34">&gt; </text:span><text:span text:style-name="T22">file.close() </text:span>- <text:span text:style-name="T75">closing a file</text:span></text:p>
      <text:p text:style-name="P1"/>
      <text:p text:style-name="P12"><text:span text:style-name="T3">9. </text:span><text:span text:style-name="T1">exception handling</text:span></text:p>
      <text:p text:style-name="P12"/>
      <text:p text:style-name="P12"><text:span text:style-name="T1">try</text:span>:<text:tab/><text:tab/><text:tab/><text:span text:style-name="T76"># testing a script part that can raise an error</text:span></text:p>
      <text:p text:style-name="P12"><text:tab/>…</text:p>
      <text:p text:style-name="P12"><text:span text:style-name="T1">except</text:span> ValueError:<text:tab/><text:span text:style-name="T76"># catching an error</text:span></text:p>
      <text:p text:style-name="P12"><text:tab/>…</text:p>
      <text:p text:style-name="P12"><text:span text:style-name="T1">else</text:span>: <text:tab/><text:tab/><text:tab/><text:span text:style-name="T76"># </text:span>what to do if try is successfull</text:p>
      <text:p text:style-name="P12"><text:s text:c="4"/><text:tab/>...</text:p>
      <text:p text:style-name="P12"><text:span text:style-name="T1">finally</text:span>: <text:tab/><text:tab/><text:span text:style-name="T76"># </text:span>it is always performed</text:p>
      <text:p text:style-name="P12"><text:s text:c="4"/><text:tab/>...</text:p>
      <text:p text:style-name="P12"/>
      <text:p text:style-name="P12"><text:span text:style-name="T1">myerror</text:span> = <text:span text:style-name="T216">ValueError("{0} is not a valid age".format(age))</text:span></text:p>
      <text:p text:style-name="P1"><text:span text:style-name="T1">raise myerror </text:span><text:tab/><text:span text:style-name="T76">#</text:span> possible to raise your own exceptions</text:p>
      <text:p text:style-name="P1"/>
      <text:p text:style-name="P29">10. class</text:p>
      <text:p text:style-name="P1"/>
      <text:p text:style-name="P12"><text:span text:style-name="T1">class</text:span> Square:<text:tab/><text:tab/><text:tab/><text:tab/><text:span text:style-name="T76"># simple class</text:span></text:p>
      <text:p text:style-name="P12"><text:span text:style-name="T1">class</text:span> Square(Rectangular):<text:tab/><text:tab/><text:span text:style-name="T76"># example of inheritance</text:span></text:p>
      <text:p text:style-name="P12"><text:s text:c="4"/></text:p>
      <text:p text:style-name="P12"><text:s text:c="4"/>count = 0<text:tab/><text:tab/><text:tab/><text:tab/><text:span text:style-name="T76"># class variable</text:span></text:p>
      <text:p text:style-name="P12"><text:s text:c="4"/></text:p>
      <text:p text:style-name="P12"><text:s text:c="4"/><text:span text:style-name="T1">def __init__(sel</text:span><text:span text:style-name="T4">f</text:span><text:span text:style-name="T1">, name):</text:span><text:tab/><text:tab/><text:span text:style-name="T76"># init method</text:span></text:p>
      <text:p text:style-name="P1"><text:s text:c="8"/>self.name = name</text:p>
      <text:p text:style-name="P1"><text:s text:c="8"/>self.id = Square.count</text:p>
      <text:p text:style-name="P1"><text:s text:c="8"/>count += 1</text:p>
      <text:p text:style-name="P12"><text:s text:c="4"/></text:p>
      <text:p text:style-name="P12"><text:s text:c="4"/><text:span text:style-name="T1">@classmethod</text:span><text:tab/><text:tab/><text:tab/><text:span text:style-name="T76"># class method</text:span></text:p>
      <text:p text:style-name="P1"><text:s text:c="4"/>def perfect_10<text:span text:style-name="T1">(cls)</text:span>:</text:p>
      <text:p text:style-name="P1"><text:s text:c="8"/>return cls(10)</text:p>
      <text:p text:style-name="P1"><text:s text:c="8"/></text:p>
      <text:p text:style-name="P1"><text:s text:c="4"/><text:span text:style-name="T1">@staticmethod</text:span><text:tab/><text:tab/><text:tab/><text:span text:style-name="T76"># static method</text:span></text:p>
      <text:p text:style-name="P1"><text:s text:c="4"/>def whatever(a): <text:tab/><text:tab/><text:tab/># no self, no cls</text:p>
      <text:p text:style-name="P1"/>
      <text:p text:style-name="P13"><text:s text:c="4"/>s<text:span text:style-name="T1">uper().__init__(name)</text:span><text:tab/><text:tab/><text:span text:style-name="T76"># super method, inheritance</text:span></text:p>
      <text:p text:style-name="P13"/>
      <text:p text:style-name="P13"><text:span text:style-name="T1">-</text:span><text:span text:style-name="T5">&gt; </text:span><text:span text:style-name="T1">issubclass(</text:span><text:span text:style-name="T5">) </text:span><text:span text:style-name="T77">- return whether 'cls' is a derived from another class or is the same class.</text:span></text:p>
      <text:p text:style-name="P13"><text:tab/><text:span text:style-name="T216">issubclass(bool, int) </text:span>-&gt; True</text:p>
      <text:p text:style-name="P1"/>
      <text:p text:style-name="P30">11. lambda expressions / higher order functions</text:p>
      <text:p text:style-name="P1"/>
      <text:p text:style-name="P1">→<text:span text:style-name="T78"> </text:span>lambda x : x +2<text:tab/><text:tab/><text:tab/><text:tab/><text:tab/><text:tab/><text:span text:style-name="T78"># one variable lambda expression</text:span></text:p>
      <text:p text:style-name="P1">→<text:span text:style-name="T78"> </text:span>lambda x, y : 2*x + y<text:tab/><text:tab/><text:tab/><text:tab/><text:tab/><text:span text:style-name="T78"># two variables lambda expression</text:span></text:p>
      <text:p text:style-name="P1">→<text:span text:style-name="T78"> </text:span><text:span text:style-name="T38">no return, raise, pass, assert -&gt; SyntaxError exception</text:span></text:p>
      <text:p text:style-name="P1">→<text:span text:style-name="T78"> </text:span><text:span text:style-name="T39">use</text:span><text:span text:style-name="T40">d</text:span><text:span text:style-name="T39"> for higher order functions</text:span></text:p>
      <text:p text:style-name="P1"><text:s text:c="4"/><text:tab/>higher_order_function = lambda x, func: x + func(x)</text:p>
      <text:p text:style-name="P1"><text:s text:c="3"/><text:tab/>higher_order_function(3, lambda x : x * x) -&gt; 12</text:p>
      <text:p text:style-name="P1"><text:soft-page-break/><text:s text:c="4"/><text:tab/>(lambda x, y, z: x + y + z)(1, 2, 3)</text:p>
      <text:p text:style-name="P1"><text:s text:c="4"/><text:tab/>(lambda *args: sum(args))(1, 2, 3)</text:p>
      <text:p text:style-name="P1"><text:s text:c="4"/><text:tab/>list(map(lambda x: x.upper(), ['cat', 'dog', 'cow'])) -&gt; ['CAT', 'DOG', 'COW'] <text:s text:c="3"/></text:p>
      <text:p text:style-name="P1"/>
      <text:p text:style-name="P25"><text:span text:style-name="T78">12. </text:span>unittest</text:p>
      <text:p text:style-name="P1"/>
      <text:p text:style-name="P1"><text:span text:style-name="T216">→</text:span><text:span text:style-name="T233"> </text:span><text:span text:style-name="T216">import unittest<text:tab/></text:span><text:tab/><text:tab/><text:tab/><text:tab/><text:tab/><text:span text:style-name="T78"># importing module for testing</text:span></text:p>
      <text:p text:style-name="P1"><text:span text:style-name="T216">→</text:span><text:span text:style-name="T233"> </text:span><text:span text:style-name="T216">python3 -m unittest test_filname (no .py)<text:tab/></text:span><text:tab/><text:tab/><text:span text:style-name="T78"># running test in the console</text:span></text:p>
      <text:p text:style-name="P1"/>
      <text:p text:style-name="P20"># test class example</text:p>
      <text:p text:style-name="P83">class TestCircle(unittest.TestCase):</text:p>
      <text:p text:style-name="P1"><text:span text:style-name="T216"><text:tab/>def test_area(self): </text:span>#Test function must start with word 'test', otherwise it won't be detected</text:p>
      <text:p text:style-name="P1"><text:tab/><text:tab/><text:tab/> <text:s text:c="7"/>#Test function don't return anything, only assert statements</text:p>
      <text:p text:style-name="P83"><text:tab/><text:tab/>self.assertEqual(first, second)<text:tab/></text:p>
      <text:p text:style-name="P83"><text:tab/><text:tab/>self.assertAlmostEqual(circle_area(1), pi) # 7 digits precision</text:p>
      <text:p text:style-name="P83"><text:tab/><text:tab/>self.assertRaises(ValueError, circle_area, -2)</text:p>
      <text:p text:style-name="P83"><text:tab/><text:tab/>self.assertTrue(balanced_word("abba"))</text:p>
      <text:p text:style-name="P83"><text:tab/><text:tab/>self.assertFalse(balanced_word("abbc"))</text:p>
      <text:p text:style-name="P83"><text:tab/><text:tab/>self.assertListEqual(ls1, ls2)</text:p>
      <text:p text:style-name="P83"><text:tab/><text:tab/>self.assertTupleEqual(tuple1, tuple2)</text:p>
      <text:p text:style-name="P83"><text:tab/><text:tab/>self.assertDictEqual(dict1, dict2)</text:p>
      <text:p text:style-name="P83"/>
      <text:p text:style-name="P31">13. <text:span text:style-name="T110">collections: deque, </text:span>Counter, <text:span text:style-name="T79">OrderedDict</text:span></text:p>
      <text:p text:style-name="P1"/>
      <text:p text:style-name="P16"><text:span text:style-name="T22">-</text:span><text:span text:style-name="T31">&gt; </text:span><text:span text:style-name="T22">from collections import deque </text:span>– <text:span text:style-name="T71">importing deque</text:span></text:p>
      <text:p text:style-name="P16"><text:span text:style-name="T22">-</text:span><text:span text:style-name="T31">&gt; </text:span><text:span text:style-name="T22">d = deque([iterable]) </text:span>– <text:span text:style-name="T71">creating deque</text:span></text:p>
      <text:p text:style-name="P16"><text:span text:style-name="T22">-</text:span><text:span text:style-name="T31">&gt; </text:span><text:span text:style-name="T22">d.append(object) / d.appendleft(object) </text:span>- <text:span text:style-name="T71">adding element to deque</text:span></text:p>
      <text:p text:style-name="P38"><text:span text:style-name="T22">-</text:span><text:span text:style-name="T31">&gt; </text:span><text:span text:style-name="T22">d.pop() / d.popleft() </text:span>- <text:span text:style-name="T71">removing element from deque</text:span></text:p>
      <text:p text:style-name="P16"><text:span text:style-name="T22">-</text:span><text:span text:style-name="T31">&gt; </text:span><text:span text:style-name="T22">d.extend(iterable) / d.extendleft(iterable) </text:span>- <text:span text:style-name="T71">extending deque using iterable</text:span></text:p>
      <text:p text:style-name="P1"/>
      <text:p text:style-name="P1">-<text:span text:style-name="T78">&gt; </text:span><text:span text:style-name="T1">from collections import Counter</text:span><text:tab/><text:tab/><text:tab/><text:tab/><text:span text:style-name="T78"># importing module for Counter</text:span></text:p>
      <text:p text:style-name="P1"><text:span text:style-name="T78">-&gt; lst</text:span> = [1, 2, 1, 2, 3, 2]</text:p>
      <text:p text:style-name="P1">-<text:span text:style-name="T78">&gt; </text:span>c = <text:span text:style-name="T1">Counter(</text:span><text:span text:style-name="T7">lst</text:span><text:span text:style-name="T1">)</text:span><text:tab/><text:tab/><text:tab/><text:tab/><text:tab/><text:tab/><text:span text:style-name="T78"># creating instance of Counter class</text:span></text:p>
      <text:p text:style-name="P1"/>
      <text:p text:style-name="P14"><text:span text:style-name="T79">-&gt; </text:span><text:span text:style-name="T8">from collections import OrderedDict</text:span><text:span text:style-name="T80"><text:tab/><text:tab/><text:tab/></text:span><text:span text:style-name="T79"># </text:span><text:span text:style-name="T78">importing module for Counter</text:span></text:p>
      <text:p text:style-name="P14"><text:span text:style-name="T80">-</text:span><text:span text:style-name="T79">&gt; ordered_d = <text:s/></text:span><text:span text:style-name="T8">OrderedDict</text:span><text:span text:style-name="T9">()</text:span><text:span text:style-name="T79"><text:tab/><text:tab/><text:tab/><text:tab/></text:span><text:span text:style-name="T78"># creating instance of </text:span><text:span text:style-name="T79">OrderedDict</text:span><text:span text:style-name="T78"> class</text:span></text:p>
      <text:p text:style-name="P1"/>
      <text:p text:style-name="P53">14. Regular expressions</text:p>
      <text:p text:style-name="P68"/>
      <text:p text:style-name="P68"><text:span text:style-name="T81">-&gt; </text:span><text:span text:style-name="T6">import re </text:span><text:span text:style-name="T81">– importing necessary module for regex</text:span></text:p>
      <text:p text:style-name="P68">-<text:span text:style-name="T81">&gt; </text:span><text:span text:style-name="T6">re.sub(pattern, repl, string, count=0, flags=0) </text:span><text:span text:style-name="T81">- return the string obtained by</text:span></text:p>
      <text:p text:style-name="P68"><text:tab/>replacing the leftmost non-overlapping occurrences of the pattern in string by the</text:p>
      <text:p text:style-name="P68"><text:tab/>replacement repl. </text:p>
      <text:p text:style-name="P69"><text:tab/>len(re.sub('[^aAeEiIoOuU]', '', “<text:span text:style-name="T81">Steam”</text:span>)) <text:tab/><text:tab/><text:tab/><text:tab/><text:span text:style-name="T81"># out: 2 (‘ea’)</text:span></text:p>
      <text:p text:style-name="P69"><text:tab/><text:span text:style-name="T81">re.sub(‘[^a-Az-Z]’, ‘’, '%%)?"?B#&gt;/_4a#,;t8|m8675a(n') <text:tab/><text:tab/># out: ‘Batman’ </text:span></text:p>
      <text:p text:style-name="P69"><text:tab/>first_step = re.sub(r'[a-m]', '0', txt, flags=re.IGNORECASE)</text:p>
      <text:p text:style-name="P71">-&gt; <text:span text:style-name="T1">re.findall(regex, string) </text:span>- return a list of all non-overlapping matches in the string.</text:p>
      <text:p text:style-name="P71"><text:tab/>lst = <text:span text:style-name="T82">['pizza ($2.99)', 'shampoo ($15.75)', 'trash bags ($15.00)']</text:span></text:p>
      <text:p text:style-name="P71"><text:tab/><text:span text:style-name="T82">[float(i) for i in re.findall(r'\d+\.\d+', str(lst))]<text:tab/><text:tab/><text:tab/><text:tab/># out: [2.99, 15.75, 15]</text:span></text:p>
      <text:p text:style-name="P72">-&gt; <text:span text:style-name="T1">re.search(regex, string)</text:span> - matching is done in the entire string. Return: - if found <text:s/>-&gt; match <text:tab/>object, not found -&gt; None</text:p>
      <text:p text:style-name="P73"><text:span text:style-name="T108"><text:tab/></text:span><text:span text:style-name="T83">if </text:span><text:span text:style-name="T82">re.search(r'7', ‘</text:span><text:span text:style-name="T83">this is 72’</text:span><text:span text:style-name="T82">) is not None:</text:span></text:p>
      <text:p text:style-name="P77"><text:soft-page-break/><text:span text:style-name="T65">U</text:span><text:span text:style-name="T66">seful symbols:</text:span></text:p>
      <text:p text:style-name="P78">-<text:span text:style-name="T209">&gt;</text:span> <text:span text:style-name="T1">\w </text:span>– matches any letter <text:span text:style-name="T208">or digit or _, </text:span><text:span text:style-name="T209">equivalent to </text:span><text:span text:style-name="T15">[a-zA-Z0-9_]</text:span></text:p>
      <text:p text:style-name="P74"><text:span text:style-name="T86"><text:tab/>' '</text:span><text:span text:style-name="T82">.join(re.findall(r'\w+', '**^&amp;$Regular#$%Expressions$%$$%^**')) </text:span></text:p>
      <text:p text:style-name="P74"><text:span text:style-name="T82"><text:tab/></text:span><text:span text:style-name="T87"># out: </text:span><text:span text:style-name="T82">'Regular Expressions'</text:span></text:p>
      <text:p text:style-name="P63"><text:span text:style-name="T173">-</text:span><text:span text:style-name="T174">&gt; \W</text:span><text:span text:style-name="T151"> - Matches any character which is not a word character. This is the opposite of </text:span><text:span text:style-name="Source_20_Text"><text:span text:style-name="T174">\w</text:span></text:span><text:span text:style-name="T151">.</text:span></text:p>
      <text:p text:style-name="P61"><text:span text:style-name="T175">-</text:span><text:span text:style-name="T176">&gt;</text:span><text:span text:style-name="T175"> </text:span><text:span text:style-name="T177">| </text:span><text:span text:style-name="T166">- </text:span><text:span text:style-name="Strong_20_Emphasis"><text:span text:style-name="T166">The vertical bar</text:span></text:span><text:span text:style-name="T152"> </text:span><text:span text:style-name="Source_20_Text"><text:span text:style-name="T152">|</text:span></text:span><text:span text:style-name="T152"> is the equivalent to "or" in RegEx.</text:span></text:p>
      <text:p text:style-name="P73"><text:span text:style-name="T88"><text:tab/>txt2 = </text:span><text:span text:style-name="T82">'yellow flag red flag blue flag green flag'</text:span></text:p>
      <text:p text:style-name="P73"><text:span text:style-name="T88"><text:tab/>pattern = </text:span><text:span text:style-name="T82">"blue flag|red flag"</text:span></text:p>
      <text:p text:style-name="P73"><text:span text:style-name="T88"><text:tab/>re.findall(pattern</text:span><text:span text:style-name="T82">, txt2) == ['red flag', 'blue flag']</text:span></text:p>
      <text:p text:style-name="P73"><text:span text:style-name="T100">-</text:span><text:span text:style-name="T99">&gt;</text:span><text:span text:style-name="T100"> </text:span><text:span text:style-name="T101">{} </text:span><text:span text:style-name="T89">- fixed quantifiers indicate numbers of characters or expressions to match</text:span></text:p>
      <text:p text:style-name="P61"><text:span text:style-name="T153"><text:tab/></text:span><text:span text:style-name="Source_20_Text"><text:span text:style-name="T178">x{n}</text:span></text:span><text:span text:style-name="T153"> matches </text:span><text:span text:style-name="Strong_20_Emphasis"><text:span text:style-name="T170">exactly</text:span></text:span><text:span text:style-name="T153"> "n" occurrences of the preceding item "x":</text:span></text:p>
      <text:p text:style-name="P61"><text:span text:style-name="T153"><text:tab/></text:span><text:span text:style-name="Source_20_Text"><text:span text:style-name="T178">x{n,}</text:span></text:span><text:span text:style-name="T178"> </text:span><text:span text:style-name="T153">matches </text:span><text:span text:style-name="Strong_20_Emphasis"><text:span text:style-name="T170">at least</text:span></text:span><text:span text:style-name="T153"> "n" occurrences of the preceding item "x":</text:span></text:p>
      <text:p text:style-name="P61"><text:span text:style-name="T153"><text:tab/></text:span><text:span text:style-name="Source_20_Text"><text:span text:style-name="T178">x{n,m}</text:span></text:span><text:span text:style-name="T153"> matches </text:span><text:span text:style-name="Strong_20_Emphasis"><text:span text:style-name="T170">at least</text:span></text:span><text:span text:style-name="T153"> "n" </text:span><text:span text:style-name="Strong_20_Emphasis"><text:span text:style-name="T170">and at most</text:span></text:span><text:span text:style-name="T153"> "m" occurrences of the preceding item "x":</text:span></text:p>
      <text:p text:style-name="P79"><text:tab/></text:p>
      <text:p text:style-name="P73"><text:span text:style-name="T89"><text:tab/>txt = </text:span><text:span text:style-name="T82">'Hello!... Wait. How goes?..... GoodBye!..'</text:span><text:line-break/><text:tab/><text:span text:style-name="T82">pattern = r"\.{3,}"</text:span></text:p>
      <text:p text:style-name="P73"><text:span text:style-name="T89"><text:tab/>re.findall(pattern</text:span><text:span text:style-name="T82">, txt) <text:tab/><text:tab/><text:tab/><text:tab/><text:tab/><text:tab/><text:tab/><text:tab/></text:span><text:span text:style-name="T89"># out: </text:span><text:span text:style-name="T82">['...', '.....']</text:span></text:p>
      <text:p text:style-name="P73"><text:span text:style-name="T101">-</text:span><text:span text:style-name="T99">&gt;</text:span><text:span text:style-name="T101"> </text:span><text:span text:style-name="T102">^ </text:span><text:span text:style-name="T90">- match the beginning of the string</text:span></text:p>
      <text:p text:style-name="P64"><text:span text:style-name="T154"><text:tab/></text:span><text:span text:style-name="Source_20_Text"><text:span text:style-name="T154">bool(re.search(</text:span></text:span><text:span text:style-name="Source_20_Text"><text:span text:style-name="T168">r’^</text:span></text:span><text:span text:style-name="Source_20_Text"><text:span text:style-name="T154">/users/edabit/’, "/users/edabit/python/regex.py"))<text:tab/><text:tab/># out: True</text:span></text:span></text:p>
      <text:p text:style-name="P73"><text:span text:style-name="T102">-</text:span><text:span text:style-name="T99">&gt;</text:span><text:span text:style-name="T102"> </text:span><text:span text:style-name="T103">$</text:span><text:span text:style-name="T91"> - match the end of the string</text:span></text:p>
      <text:p text:style-name="P75"><text:span text:style-name="T108"><text:tab/></text:span><text:span text:style-name="T82">bool(re.search(r"\.py$|\.pyw$", "/users/file.py")) <text:tab/><text:tab/><text:tab/><text:tab/></text:span><text:span text:style-name="T91">#out: </text:span><text:span text:style-name="T82"><text:s/>True</text:span></text:p>
      <text:p text:style-name="P65"><text:span text:style-name="T173">-</text:span><text:span text:style-name="T176">&gt;</text:span><text:span text:style-name="T173"> </text:span><text:span text:style-name="T176">\</text:span><text:span text:style-name="T179">s</text:span><text:span text:style-name="T155"> - </text:span><text:span text:style-name="T165">m</text:span><text:span text:style-name="T155">atches Unicode whitespace characters (which includes </text:span><text:span text:style-name="Source_20_Text"><text:span text:style-name="T155">[ \t\n\r\f\v]</text:span></text:span></text:p>
      <text:p text:style-name="P65"><text:span text:style-name="Source_20_Text"><text:span text:style-name="T155"><text:tab/>pattern = </text:span></text:span><text:span text:style-name="T150">r'^\s+|\s+$'</text:span><text:span text:style-name="Source_20_Text"><text:span text:style-name="T155"><text:tab/><text:tab/><text:tab/></text:span></text:span><text:span text:style-name="Source_20_Text"><text:span text:style-name="T164"># matches any whitespace at the beginning and end</text:span></text:span></text:p>
      <text:p text:style-name="P65"><text:span text:style-name="T173">-</text:span><text:span text:style-name="T176">&gt;</text:span><text:span text:style-name="T173"> </text:span><text:span text:style-name="T180">\S </text:span><text:span text:style-name="T156">- </text:span><text:span text:style-name="T165">m</text:span><text:span text:style-name="T156">atches any character which is not a whitespace character. This is the opposite of </text:span><text:span text:style-name="Source_20_Text"><text:span text:style-name="T180">\s</text:span></text:span><text:span text:style-name="T156">.</text:span></text:p>
      <text:p text:style-name="P75"><text:span text:style-name="T92"><text:tab/>pattern = </text:span><text:span text:style-name="T82">r"\S\?$"</text:span></text:p>
      <text:p text:style-name="P75"><text:span text:style-name="T98">-</text:span><text:span text:style-name="T99">&gt;</text:span><text:span text:style-name="T98"> </text:span><text:span text:style-name="T104">\d </text:span><text:span text:style-name="T95">- </text:span><text:span text:style-name="T96">m</text:span><text:span text:style-name="T95">atches any Unicode decimal digit 0-9</text:span></text:p>
      <text:p text:style-name="P75"><text:span text:style-name="T95"><text:tab/>re.findall(r’\d+’</text:span><text:span text:style-name="T82">, ‘</text:span><text:span text:style-name="T95">pa123a’</text:span><text:span text:style-name="T82">)<text:tab/><text:tab/><text:tab/><text:tab/><text:tab/><text:tab/><text:tab/></text:span><text:span text:style-name="T95"># out: [‘123]</text:span></text:p>
      <text:p text:style-name="P65"><text:span text:style-name="T180">-</text:span><text:span text:style-name="T176">&gt;</text:span><text:span text:style-name="T180"> \D</text:span><text:span text:style-name="T156"> - Matches any character which is not a decimal digit. This is the opposite of </text:span><text:span text:style-name="Source_20_Text"><text:span text:style-name="T180">\d</text:span></text:span><text:span text:style-name="T156">.</text:span></text:p>
      <text:p text:style-name="P65"><text:span text:style-name="T180">-</text:span><text:span text:style-name="T176">&gt;</text:span><text:span text:style-name="T180"> </text:span><text:span text:style-name="T181">[]</text:span><text:span text:style-name="T157"> - A </text:span><text:span text:style-name="Strong_20_Emphasis"><text:span text:style-name="T171">Character Set</text:span></text:span><text:span text:style-name="T157"> will match any characters within a pair of brackets </text:span><text:span text:style-name="Source_20_Text"><text:span text:style-name="T157">[ ]</text:span></text:span><text:span text:style-name="T157">. You can specify a <text:tab/></text:span><text:span text:style-name="Strong_20_Emphasis"><text:span text:style-name="T171">range</text:span></text:span><text:span text:style-name="T157"> of characters by using a </text:span><text:span text:style-name="Strong_20_Emphasis"><text:span text:style-name="T171">hyphen</text:span></text:span><text:span text:style-name="T157">.</text:span></text:p>
      <text:p text:style-name="P76"><text:span text:style-name="T93"><text:tab/>re.findall(r'x[A-F0-9]</text:span><text:span text:style-name="T82">{2}', 'Exception 0xAF')<text:tab/> <text:tab/><text:tab/><text:tab/></text:span><text:span text:style-name="T94"># out: </text:span><text:span text:style-name="T82">['xAF']</text:span></text:p>
      <text:p text:style-name="P65"><text:span text:style-name="T180">-</text:span><text:span text:style-name="T176">&gt;</text:span><text:span text:style-name="T180"> </text:span><text:span text:style-name="T182">[^ ] </text:span><text:span text:style-name="T158">- </text:span><text:span text:style-name="Strong_20_Emphasis"><text:span text:style-name="T172">The caret</text:span></text:span><text:span text:style-name="T158"> </text:span><text:span text:style-name="Source_20_Text"><text:span text:style-name="T158">^</text:span></text:span><text:span text:style-name="T158">, when found at the start of a charac</text:span><text:span text:style-name="T165">t</text:span><text:span text:style-name="T158">er set, is the equivalent to "</text:span><text:span text:style-name="T210">not</text:span><text:span text:style-name="T158">" in RegEx. </text:span></text:p>
      <text:p text:style-name="P66"><text:span text:style-name="T117"><text:tab/></text:span><text:span text:style-name="T150">re.findall(r'[^\w\s]', ' alice15@gmail.com ') <text:tab/><text:tab/><text:tab/><text:tab/><text:tab/></text:span><text:span text:style-name="T167"># out:</text:span><text:span text:style-name="T150"> ['@', '.']</text:span></text:p>
      <text:p text:style-name="P61"><text:span text:style-name="Source_20_Text"><text:span text:style-name="T132">-</text:span></text:span><text:span text:style-name="Source_20_Text"><text:span text:style-name="T138">&gt; . </text:span></text:span><text:span text:style-name="Source_20_Text"><text:span text:style-name="T121">- </text:span></text:span><text:span text:style-name="Source_20_Text"><text:span text:style-name="T129">i</text:span></text:span><text:span text:style-name="Source_20_Text"><text:span text:style-name="T121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11">DOTALL</text:span></text:span></text:a><text:span text:style-name="Source_20_Text"><text:span text:style-name="T121"> flag has <text:tab/>been specified, this matches any character including a newline.</text:span></text:span></text:p>
      <text:p text:style-name="P61"><text:span text:style-name="Source_20_Text"><text:span text:style-name="T116"><text:tab/></text:span></text:span><text:span text:style-name="Source_20_Text"><text:span text:style-name="T150">re.findall(‘</text:span></text:span><text:span text:style-name="Source_20_Text"><text:span text:style-name="T159">e.{2}</text:span></text:span><text:span text:style-name="T150">, txt)</text:span></text:p>
      <text:p text:style-name="P61"><text:span text:style-name="Source_20_Text"><text:span text:style-name="T132">-</text:span></text:span><text:span text:style-name="Source_20_Text"><text:span text:style-name="T139">&gt; </text:span></text:span><text:span text:style-name="Source_20_Text"><text:span text:style-name="T148">\</text:span></text:span><text:span text:style-name="Source_20_Text"><text:span text:style-name="T139">B</text:span></text:span><text:span text:style-name="Source_20_Text"><text:span text:style-name="T122"> - </text:span></text:span><text:span text:style-name="Source_20_Text"><text:span text:style-name="T129">m</text:span></text:span><text:span text:style-name="Source_20_Text"><text:span text:style-name="T122">atches the empty string, but only when it is </text:span></text:span><text:span text:style-name="Source_20_Text"><text:span text:style-name="Emphasis"><text:span text:style-name="T122">not</text:span></text:span></text:span><text:span text:style-name="Source_20_Text"><text:span text:style-name="T122"> at the beginning or end of a word. This <text:tab/>means that r'py\B' matches 'python', 'py3', 'py2', but not 'py', 'py.', or 'py!'.</text:span></text:span></text:p>
      <text:p text:style-name="P61"><text:span text:style-name="Source_20_Text"><text:span text:style-name="T139">-</text:span></text:span><text:span text:style-name="Source_20_Text"><text:span text:style-name="T140">&gt; (?P&lt;name&gt;x)</text:span></text:span><text:span text:style-name="Source_20_Text"><text:span text:style-name="T123"> - </text:span></text:span><text:span text:style-name="Source_20_Text"><text:span text:style-name="Strong_20_Emphasis"><text:span text:style-name="T123">named capturing group</text:span></text:span></text:span><text:span text:style-name="Source_20_Text"><text:span text:style-name="T123"> will match "x" in (?P&lt;name&gt;x) and will store the <text:tab/>match under the name name.</text:span></text:span></text:p>
      <text:p text:style-name="P61"><text:span text:style-name="Source_20_Text"><text:span text:style-name="T123"><text:tab/>txt = "(214) 987-6482"</text:span></text:span></text:p>
      <text:p text:style-name="P57"><text:span text:style-name="Source_20_Text"><text:span text:style-name="T116"><text:tab/>m = re.match("\((?P&lt;area&gt;\d{3})\)", txt)</text:span></text:span></text:p>
      <text:p text:style-name="P57"><text:span text:style-name="Source_20_Text"><text:span text:style-name="T116"><text:tab/>m.group("area") <text:tab/><text:tab/><text:tab/><text:tab/><text:tab/><text:tab/><text:tab/><text:tab/></text:span></text:span><text:span text:style-name="Source_20_Text"><text:span text:style-name="T123"># out:</text:span></text:span><text:span text:style-name="Source_20_Text"><text:span text:style-name="T116"> 214</text:span></text:span></text:p>
      <text:p text:style-name="P57"><text:span text:style-name="Source_20_Text"><text:span text:style-name="T132">-</text:span></text:span><text:span text:style-name="Source_20_Text"><text:span text:style-name="T141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41">(?&lt;=…)</text:span></text:span><text:bookmark-end text:name="__DdeLink__2353_1602495977"/><text:span text:style-name="Source_20_Text"><text:span text:style-name="T141"> </text:span></text:span><text:bookmark-end text:name="__DdeLink__2351_1602495977"/><text:bookmark-end text:name="__DdeLink__2898_1553641819"/><text:span text:style-name="Source_20_Text"><text:span text:style-name="T141">-</text:span></text:span><text:span text:style-name="Source_20_Text"><text:span text:style-name="T124"> </text:span></text:span><text:span text:style-name="Source_20_Text"><text:span text:style-name="T129">m</text:span></text:span><text:span text:style-name="Source_20_Text"><text:span text:style-name="T124">atches if the current position in the string is preceded by a match for ... that ends at the current position. This is called </text:span></text:span><text:span text:style-name="Source_20_Text"><text:span text:style-name="T141">a </text:span></text:span><text:span text:style-name="Source_20_Text"><text:span text:style-name="Emphasis"><text:span text:style-name="T141">positive lookbehind</text:span></text:span></text:span><text:span text:style-name="Source_20_Text"><text:span text:style-name="Emphasis"><text:span text:style-name="T124"> </text:span></text:span></text:span><text:span text:style-name="Source_20_Text"><text:span text:style-name="Emphasis"><text:span text:style-name="T141">assertion</text:span></text:span></text:span><text:span text:style-name="Source_20_Text"><text:span text:style-name="T124">.</text:span></text:span></text:p>
      <text:p text:style-name="P57"><text:span text:style-name="Source_20_Text"><text:span text:style-name="T124"><text:tab/>m = re.search('(?&lt;=abc)def', 'abcdef')<text:tab/></text:span></text:span></text:p>
      <text:p text:style-name="P57"><text:span text:style-name="Source_20_Text"><text:span text:style-name="T124"><text:tab/>m.group(0)<text:tab/><text:tab/><text:tab/><text:tab/><text:tab/><text:tab/><text:tab/><text:tab/><text:tab/># out: ‘def’</text:span></text:span></text:p>
      <text:p text:style-name="P57"><text:span text:style-name="Source_20_Text"><text:span text:style-name="T132">-</text:span></text:span><text:span text:style-name="Source_20_Text"><text:span text:style-name="T142">&gt; </text:span></text:span><text:bookmark-start text:name="__DdeLink__2881_2936383057"/><text:span text:style-name="Source_20_Text"><text:span text:style-name="T142">(?&lt;!…) </text:span></text:span><text:bookmark-end text:name="__DdeLink__2881_2936383057"/><text:span text:style-name="Source_20_Text"><text:span text:style-name="T125">- </text:span></text:span><text:span text:style-name="Source_20_Text"><text:span text:style-name="T129">m</text:span></text:span><text:span text:style-name="Source_20_Text"><text:span text:style-name="T125">atches if the current position in the string is not preceded by a match for .... This is <text:tab/>called </text:span></text:span><text:span text:style-name="Source_20_Text"><text:span text:style-name="T142">a </text:span></text:span><text:span text:style-name="Source_20_Text"><text:span text:style-name="Emphasis"><text:span text:style-name="T142">negative lookbehind assertion</text:span></text:span></text:span><text:span text:style-name="Source_20_Text"><text:span text:style-name="T125">.</text:span></text:span></text:p>
      <text:p text:style-name="P57"><text:span text:style-name="Source_20_Text"><text:span text:style-name="T125"><text:tab/></text:span></text:span><text:span text:style-name="Source_20_Text"><text:span text:style-name="T160">pattern = </text:span></text:span><text:span text:style-name="T150">r'(?&lt;!good )cookie'<text:tab/></text:span><text:span text:style-name="T161"># matches for example: ‘bad cookie’, but not ‘good <text:tab/>cookie’</text:span></text:p>
      <text:p text:style-name="P57"><text:soft-page-break/><text:span text:style-name="T183">-</text:span><text:span text:style-name="T184">&gt; </text:span><text:bookmark-start text:name="__DdeLink__2883_2936383057"/><text:bookmark-start text:name="__DdeLink__2874_3500873043"/><text:span text:style-name="Source_20_Text"><text:span text:style-name="T184">(?=...)</text:span></text:span><text:span text:style-name="Source_20_Text"><text:span text:style-name="T162"> </text:span></text:span><text:bookmark-end text:name="__DdeLink__2883_2936383057"/><text:bookmark-end text:name="__DdeLink__2874_3500873043"/><text:span text:style-name="Source_20_Text"><text:span text:style-name="T162">- </text:span></text:span><text:span text:style-name="Source_20_Text"><text:span text:style-name="T169">m</text:span></text:span><text:span text:style-name="Source_20_Text"><text:span text:style-name="T162">atches if ... matches next, but doesn’t consume any of the string. This is called a </text:span></text:span><text:span text:style-name="Source_20_Text"><text:span text:style-name="T185">positive </text:span></text:span><text:span text:style-name="Source_20_Text"><text:span text:style-name="Emphasis"><text:span text:style-name="T143">lookahead assertion</text:span></text:span></text:span><text:span text:style-name="Source_20_Text"><text:span text:style-name="T162">. For example, Isaac (?=Asimov) will match 'Isaac ' only if it’s followed by 'Asimov'.</text:span></text:span></text:p>
      <text:p text:style-name="P57"><text:span text:style-name="Source_20_Text"><text:span text:style-name="T162"><text:tab/>pattern = </text:span></text:span><text:span text:style-name="T150">r'\w+(?= = yes)'</text:span></text:p>
      <text:p text:style-name="P60"><text:span text:style-name="Source_20_Text"><text:span text:style-name="T162"><text:tab/>txt = </text:span></text:span><text:span text:style-name="T150">'Texas = no, California = yes, Florida = yes, Michigan = no'</text:span></text:p>
      <text:p text:style-name="P60"><text:span text:style-name="Source_20_Text"><text:span text:style-name="T162"><text:tab/></text:span></text:span><text:span text:style-name="T150">re.findall(pattern, txt) <text:tab/><text:tab/><text:tab/><text:tab/><text:tab/><text:tab/></text:span><text:span text:style-name="T165"># out: </text:span><text:span text:style-name="T150">['California', 'Florida']</text:span></text:p>
      <text:p text:style-name="P60"><text:span text:style-name="Source_20_Text">-</text:span><text:span text:style-name="Source_20_Text"><text:span text:style-name="T176">&gt;</text:span></text:span><text:span text:style-name="Source_20_Text"><text:span text:style-name="T186"> (?!...) </text:span></text:span><text:span text:style-name="Source_20_Text"><text:span text:style-name="T163">- </text:span></text:span><text:span text:style-name="Source_20_Text"><text:span text:style-name="T189">negative lookahead assertion.</text:span></text:span></text:p>
      <text:p text:style-name="P60"><text:span text:style-name="Source_20_Text"><text:span text:style-name="T163"><text:tab/>pattern = </text:span></text:span><text:span text:style-name="T150">r'(\w+) (?!= yes)'</text:span></text:p>
      <text:p text:style-name="P60"><text:span text:style-name="Source_20_Text"><text:span text:style-name="T163"><text:tab/>txt = </text:span></text:span><text:span text:style-name="T150">'Texas = no, California = yes, Florida = yes, Michigan = no'</text:span></text:p>
      <text:p text:style-name="P60"><text:span text:style-name="Source_20_Text"><text:span text:style-name="T163"><text:tab/>re.findall(pattern</text:span></text:span><text:span text:style-name="T150">, txt) <text:tab/><text:tab/><text:tab/><text:tab/><text:tab/><text:tab/></text:span><text:span text:style-name="T163"># out: </text:span><text:span text:style-name="T150">['Texas', 'Michigan']</text:span></text:p>
      <text:p text:style-name="P60"><text:span text:style-name="Source_20_Text"><text:span text:style-name="T162"/></text:span></text:p>
      <text:p text:style-name="P61"><text:span text:style-name="Source_20_Text"><text:span text:style-name="T190">Q</text:span></text:span><text:span text:style-name="Source_20_Text"><text:span text:style-name="T191">uantifiers</text:span></text:span><text:span text:style-name="Source_20_Text"><text:span text:style-name="T126"> - indicate numbers of characters or expressions to match:</text:span></text:span></text:p>
      <text:p text:style-name="P62"><text:span text:style-name="T135">-</text:span><text:span text:style-name="T144">&gt;</text:span><text:span text:style-name="T135"> *</text:span><text:span text:style-name="T117"> </text:span><text:span text:style-name="T137">and +</text:span><text:span text:style-name="T120"> - </text:span><text:span text:style-name="T116">By default </text:span><text:span text:style-name="Strong_20_Emphasis"><text:span text:style-name="T116">quantifiers</text:span></text:span><text:span text:style-name="T116"> like </text:span><text:span text:style-name="Source_20_Text"><text:span text:style-name="T116">*</text:span></text:span><text:span text:style-name="T116"> and </text:span><text:span text:style-name="Source_20_Text"><text:span text:style-name="T116">+</text:span></text:span><text:span text:style-name="T116"> are "greedy", meaning that they try to match as many characters as possible.</text:span></text:p>
      <text:p text:style-name="P62"><text:span text:style-name="Source_20_Text"><text:span text:style-name="T116"><text:tab/>txt = "1232 2133424 809890 548"</text:span></text:span></text:p>
      <text:p text:style-name="P62"><text:span text:style-name="Source_20_Text"><text:span text:style-name="T136"><text:tab/></text:span></text:span><text:span text:style-name="Source_20_Text"><text:span text:style-name="T187">re.findall(".+\s", txt) <text:tab/><text:tab/><text:tab/><text:tab/><text:tab/></text:span></text:span><text:span text:style-name="Source_20_Text"><text:span text:style-name="T188"># out:</text:span></text:span><text:span text:style-name="Source_20_Text"><text:span text:style-name="T187"> ["1232 2133424 809890 "]</text:span></text:span></text:p>
      <text:p text:style-name="P61"><text:span text:style-name="Source_20_Text"><text:span text:style-name="T136">-</text:span></text:span><text:span text:style-name="Source_20_Text"><text:span text:style-name="T145">&gt;</text:span></text:span><text:span text:style-name="Source_20_Text"><text:span text:style-name="T136"> x*</text:span></text:span><text:span text:style-name="Source_20_Text"><text:span text:style-name="T126"> - matches the preceding item "x" 0 or more times:</text:span></text:span></text:p>
      <text:p text:style-name="P61"><text:span text:style-name="Source_20_Text"><text:span text:style-name="T126"><text:tab/>re.findall("bo*", "A ghost boooooed") <text:tab/><text:tab/><text:tab/><text:tab/><text:tab/></text:span></text:span><text:span text:style-name="Source_20_Text"><text:span text:style-name="T130"># out: </text:span></text:span><text:span text:style-name="Source_20_Text"><text:span text:style-name="T126">["booooo"]</text:span></text:span></text:p>
      <text:p text:style-name="P61"><text:span text:style-name="Source_20_Text"><text:span text:style-name="T136">-</text:span></text:span><text:span text:style-name="Source_20_Text"><text:span text:style-name="T145">&gt;</text:span></text:span><text:span text:style-name="Source_20_Text"><text:span text:style-name="T136"> x+</text:span></text:span><text:span text:style-name="Source_20_Text"><text:span text:style-name="T126"> - matches the preceding item "x" 1 or more times. </text:span></text:span><text:span text:style-name="Source_20_Text"><text:span text:style-name="Emphasis"><text:span text:style-name="T126">Equivalent to </text:span></text:span></text:span><text:span text:style-name="Source_20_Text"><text:span text:style-name="T126">{1,}:</text:span></text:span></text:p>
      <text:p text:style-name="P61"><text:span text:style-name="Source_20_Text"><text:span text:style-name="T126"><text:tab/>re.findall("a+", "caaaaaaandy") <text:tab/><text:tab/><text:tab/><text:tab/><text:tab/><text:tab/></text:span></text:span><text:span text:style-name="Source_20_Text"><text:span text:style-name="T130"># out: </text:span></text:span><text:span text:style-name="Source_20_Text"><text:span text:style-name="T126">["aaaaaa"]</text:span></text:span></text:p>
      <text:p text:style-name="P61"><text:span text:style-name="Source_20_Text"><text:span text:style-name="T136">-</text:span></text:span><text:span text:style-name="Source_20_Text"><text:span text:style-name="T145">&gt;</text:span></text:span><text:span text:style-name="Source_20_Text"><text:span text:style-name="T136"> x? </text:span></text:span><text:span text:style-name="Source_20_Text"><text:span text:style-name="T126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67"><text:span text:style-name="Source_20_Text"><text:span text:style-name="T126"><text:tab/></text:span></text:span></text:p>
      <text:p text:style-name="P67"><text:span text:style-name="Source_20_Text"><text:span text:style-name="T126"><text:tab/>re.findall("e?le?", "angle") <text:tab/><text:tab/><text:tab/><text:tab/><text:tab/><text:tab/><text:tab/></text:span></text:span><text:span text:style-name="Source_20_Text"><text:span text:style-name="T130"># out:</text:span></text:span><text:span text:style-name="Source_20_Text"><text:span text:style-name="T126"> ["le"]</text:span></text:span></text:p>
      <text:p text:style-name="P59"><text:span text:style-name="Source_20_Text"><text:span text:style-name="T116"><text:tab/>re.findall("e?le?", "angel") <text:tab/><text:tab/><text:tab/><text:tab/><text:tab/><text:tab/><text:tab/></text:span></text:span><text:span text:style-name="Source_20_Text"><text:span text:style-name="T130"># out:</text:span></text:span><text:span text:style-name="Source_20_Text"><text:span text:style-name="T126"> </text:span></text:span><text:span text:style-name="Source_20_Text"><text:span text:style-name="T116">["el"]</text:span></text:span></text:p>
      <text:p text:style-name="P61"><text:span text:style-name="Source_20_Text"><text:span text:style-name="T126"/></text:span></text:p>
      <text:p text:style-name="P61"><text:span text:style-name="Source_20_Text"><text:span text:style-name="T136">-</text:span></text:span><text:span text:style-name="Source_20_Text"><text:span text:style-name="T145">&gt;</text:span></text:span><text:span text:style-name="Source_20_Text"><text:span text:style-name="T136"> </text:span></text:span><text:span text:style-name="Source_20_Text"><text:span text:style-name="T146">() </text:span></text:span><text:span text:style-name="Source_20_Text"><text:span text:style-name="T127">- </text:span></text:span><text:span text:style-name="Source_20_Text"><text:span text:style-name="T149"><text:s/>a c</text:span></text:span><text:span text:style-name="Source_20_Text"><text:span text:style-name="Strong_20_Emphasis"><text:span text:style-name="T127">apturing </text:span></text:span></text:span><text:span text:style-name="Source_20_Text"><text:span text:style-name="Strong_20_Emphasis"><text:span text:style-name="T130">g</text:span></text:span></text:span><text:span text:style-name="Source_20_Text"><text:span text:style-name="Strong_20_Emphasis"><text:span text:style-name="T127">roup</text:span></text:span></text:span><text:span text:style-name="Source_20_Text"><text:span text:style-name="T127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67"><text:span text:style-name="Source_20_Text"><text:span text:style-name="T127"><text:tab/></text:span></text:span></text:p>
      <text:p text:style-name="P67"><text:span text:style-name="Source_20_Text"><text:span text:style-name="T127"><text:tab/>txt1 = "foo, you are such a foo"</text:span></text:span></text:p>
      <text:p text:style-name="P61"><text:span text:style-name="Source_20_Text"><text:span text:style-name="T127"><text:tab/>txt2 = "foo, you are such a bar"</text:span></text:span></text:p>
      <text:p text:style-name="P61"><text:span text:style-name="Source_20_Text"><text:span text:style-name="T127"><text:tab/>pattern = r"(\w+),.*\1"</text:span></text:span></text:p>
      <text:p text:style-name="P61"><text:span text:style-name="Source_20_Text"><text:span text:style-name="T127"><text:tab/>bool(re.match(pattern, txt1)) <text:tab/><text:tab/><text:tab/><text:tab/><text:tab/><text:tab/><text:tab/></text:span></text:span><text:span text:style-name="Source_20_Text"><text:span text:style-name="T130"># out: </text:span></text:span><text:span text:style-name="Source_20_Text"><text:span text:style-name="T127">True</text:span></text:span></text:p>
      <text:p text:style-name="P59"><text:span text:style-name="Source_20_Text"><text:span text:style-name="T116"><text:tab/>bool(re.match(pattern, txt2)) <text:tab/><text:tab/><text:tab/><text:tab/><text:tab/><text:tab/><text:tab/></text:span></text:span><text:span text:style-name="Source_20_Text"><text:span text:style-name="T130"># out: </text:span></text:span><text:span text:style-name="Source_20_Text"><text:span text:style-name="T116">False</text:span></text:span></text:p>
      <text:p text:style-name="P61"><text:span text:style-name="Source_20_Text"><text:span text:style-name="T146">-</text:span></text:span><text:span text:style-name="Source_20_Text"><text:span text:style-name="T145">&gt;</text:span></text:span><text:span text:style-name="Source_20_Text"><text:span text:style-name="T146"> </text:span></text:span><text:span text:style-name="Source_20_Text"><text:span text:style-name="T147">(?:x)</text:span></text:span><text:span text:style-name="Source_20_Text"><text:span text:style-name="T128"> - </text:span></text:span><text:span text:style-name="Source_20_Text"><text:span text:style-name="T149">a</text:span></text:span><text:span text:style-name="Source_20_Text"><text:span text:style-name="T147"> </text:span></text:span><text:span text:style-name="Source_20_Text"><text:span text:style-name="Strong_20_Emphasis"><text:span text:style-name="T128">non-capturing group</text:span></text:span></text:span><text:span text:style-name="Source_20_Text"><text:span text:style-name="T128"> will match "x" in (?:x), however the match won't be stored, <text:tab/>meaning you won't be able to access it using backreference, and it won't be output separately <text:tab/>when using re.findall().</text:span></text:span></text:p>
      <text:p text:style-name="P67"><text:span text:style-name="Source_20_Text"><text:span text:style-name="T128"><text:tab/></text:span></text:span></text:p>
      <text:p text:style-name="P67"><text:span text:style-name="Source_20_Text"><text:span text:style-name="T128"><text:tab/>txt = "red car, blue car, yellow car, green car, red car, red <text:tab/>bike, blue bike"</text:span></text:span></text:p>
      <text:p text:style-name="P58"/>
      <text:p text:style-name="P57"><text:span text:style-name="Source_20_Text"><text:span text:style-name="T116"><text:tab/>pattern1 = "(red|blue) car"</text:span></text:span></text:p>
      <text:p text:style-name="P57"><text:span text:style-name="Source_20_Text"><text:span text:style-name="T116"><text:tab/>pattern2 = "(?:red|blue) car"</text:span></text:span></text:p>
      <text:p text:style-name="P57"><text:span text:style-name="Source_20_Text"><text:span text:style-name="T116"><text:tab/>pattern3 = "red|blue car"</text:span></text:span></text:p>
      <text:p text:style-name="P57"><text:span text:style-name="Source_20_Text"><text:span text:style-name="T116"><text:tab/>pattern4 = "((red|blue) (car|bike))"</text:span></text:span></text:p>
      <text:p text:style-name="P57"><text:span text:style-name="Source_20_Text"><text:span text:style-name="T116"><text:tab/>pattern5 = "((red|blue) (?:car|bike))"</text:span></text:span></text:p>
      <text:p text:style-name="P58"/>
      <text:p text:style-name="P57"><text:span text:style-name="Source_20_Text"><text:span text:style-name="T116"><text:tab/>re.findall(pattern1, txt) ➞ ["red", "blue", "red"]</text:span></text:span></text:p>
      <text:p text:style-name="P57"><text:span text:style-name="Source_20_Text"><text:span text:style-name="T116"><text:tab/>re.findall(pattern2, txt) ➞ ["red car", "blue car", "red car"]</text:span></text:span></text:p>
      <text:p text:style-name="P57"><text:span text:style-name="Source_20_Text"><text:span text:style-name="T116"><text:tab/>re.findall(pattern3, txt) ➞ ["red", "blue car", "red", "red"]</text:span></text:span></text:p>
      <text:p text:style-name="P57"><text:soft-page-break/><text:span text:style-name="Source_20_Text"><text:span text:style-name="T116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57"><text:span text:style-name="Source_20_Text"><text:span text:style-name="T116"><text:tab/>re.findall(pattern5, txt) ➞ [("red car", "red"), ("blue car", "blue"), (<text:tab/>"red car", "red"), ("red <text:tab/>bike", "red"), ("blue bike", "blue")</text:span></text:span></text:p>
      <text:p text:style-name="P70"><text:span text:style-name="Source_20_Text"><text:span text:style-name="T116"/></text:span></text:p>
      <text:p text:style-name="P52">15. Dynamic execution</text:p>
      <text:p text:style-name="P50"/>
      <text:p text:style-name="P41"><text:span text:style-name="T202">-</text:span><text:span text:style-name="T203">&gt; </text:span><text:span text:style-name="T204">exec</text:span><text:span text:style-name="T205">() -</text:span><text:span text:style-name="T203"> </text:span><text:span text:style-name="T206">is used to e</text:span><text:span text:style-name="T41">xecute dynamically generated Python code only for its side effects.</text:span></text:p>
      <text:p text:style-name="P46"><text:span text:style-name="T82"><text:tab/>exec('a = 47') <text:s text:c="2"/><text:tab/><text:tab/><text:tab/># modify a global variable as a side effect</text:span><text:line-break/><text:tab/><text:span text:style-name="T82">print(a)<text:tab/><text:tab/><text:tab/><text:tab/></text:span><text:span text:style-name="T84"># out: 47</text:span><text:span text:style-name="T82"><text:tab/></text:span></text:p>
      <text:p text:style-name="P41"><text:span text:style-name="T108">-</text:span><text:span text:style-name="T109">&gt; </text:span><text:span text:style-name="T10">eval</text:span><text:span text:style-name="T11">() -</text:span><text:span text:style-name="T109"> </text:span><text:span text:style-name="T41">is used to evaluate a single dynamically generated Python expression.</text:span></text:p>
      <text:p text:style-name="P41"><text:span text:style-name="T108"><text:tab/></text:span><text:span text:style-name="T82">a = 5</text:span><text:line-break/><text:tab/><text:span text:style-name="T82">print(eval('37 + a')) <text:s text:c="2"/><text:tab/><text:tab/><text:tab/># it is an expression. out: 42</text:span></text:p>
      <text:p text:style-name="P15"/>
      <text:p text:style-name="P1"/>
      <text:p text:style-name="P1"/>
      <text:p text:style-name="P25"><text:span text:style-name="T111">16. </text:span>itertools: <text:span text:style-name="T111">groupby, permutations, </text:span><text:span text:style-name="T213">zip_longest</text:span></text:p>
      <text:p text:style-name="P17"><text:s text:c="4"/></text:p>
      <text:p text:style-name="P47">-<text:span text:style-name="T111">&gt; </text:span><text:span text:style-name="T12">from itertools import </text:span><text:span text:style-name="T1">groupby</text:span></text:p>
      <text:p text:style-name="P18"><text:span text:style-name="T113"><text:tab/>L = [("a", 1), ("a", 2), ("b", 3), ("b", 4)] </text:span><text:span text:style-name="T112"><text:line-break/><text:tab/></text:span><text:span text:style-name="T114">key_func = lambda x: x[0]</text:span><text:span text:style-name="T113"><text:tab/><text:tab/><text:tab/><text:tab/><text:tab/><text:tab/># Key function <text:s text:c="3"/></text:span><text:span text:style-name="T112"><text:line-break/><text:tab/></text:span><text:span text:style-name="T114">for key, group in itertools.groupby(L, key_func): </text:span><text:span text:style-name="T112"><text:line-break/></text:span><text:span text:style-name="T113"> <text:s text:c="3"/><text:tab/>print(key + " :", </text:span><text:span text:style-name="T114">list(group)</text:span><text:span text:style-name="T113">) <text:tab/><text:tab/><text:tab/># a : [('a', 1), ('a', 2)] # b : [('b', 3), ('b', 4)]</text:span></text:p>
      <text:p text:style-name="P25">-<text:span text:style-name="T213">&gt; from itertools import zip_longest</text:span></text:p>
      <text:p text:style-name="P1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12"><text:tab/>can be specified by a keyword argument.</text:span></text:p>
      <text:p text:style-name="P44"><text:span text:style-name="T108"><text:tab/></text:span><text:span text:style-name="T82">temp = ''.join(i if int(i) &gt;= int(j) else j for i, j in zip_longest(a_str, b_str, fillvalue='0'))</text:span></text:p>
      <text:p text:style-name="P48"/>
      <text:p text:style-name="P1"/>
      <text:p text:style-name="P25"><text:span text:style-name="T194">17. </text:span>datetime</text:p>
      <text:p text:style-name="P1">-<text:span text:style-name="T195">&gt; </text:span><text:span text:style-name="T1">import datetime</text:span></text:p>
      <text:p text:style-name="P19"><text:span text:style-name="T1">-</text:span><text:span text:style-name="T13">&gt; </text:span><text:span text:style-name="T63">datetime object can be compared with: </text:span><text:span text:style-name="T1">&lt;, &gt;, ==</text:span></text:p>
      <text:p text:style-name="P1">-<text:span text:style-name="T195">&gt; </text:span><text:span text:style-name="T1">day = datetime.dateti</text:span><text:span text:style-name="T192">me(year, month, </text:span><text:span text:style-name="T193">day</text:span><text:span text:style-name="T192">) </text:span><text:span text:style-name="T112"><text:tab/><text:tab/># </text:span><text:span text:style-name="T115">creating datetime object</text:span></text:p>
      <text:p text:style-name="P39"><text:span text:style-name="T117">-</text:span><text:span text:style-name="T118">&gt; </text:span><text:span text:style-name="T134">date</text:span><text:span text:style-name="T135">.strftime() </text:span><text:span text:style-name="T117">- </text:span><text:span text:style-name="T119">r</text:span><text:span text:style-name="T196">eturn a string representing the date, controlled by an explicit format string. </text:span></text:p>
      <text:p text:style-name="P39"><text:span text:style-name="T196"><text:tab/></text:span><text:a xlink:type="simple" xlink:href="https://docs.python.org/2/library/datetime.html#strftime-strptime-behavior" text:style-name="Internet_20_link" text:visited-style-name="Visited_20_Internet_20_Link"><text:span text:style-name="T196">https://docs.python.org/2/library/datetime.html#strftime-strptime-behavior</text:span></text:a></text:p>
      <text:p text:style-name="P42"><text:span text:style-name="T108"><text:s/><text:tab/></text:span><text:span text:style-name="T82">day.strftime("%A") == 'Friday'</text:span></text:p>
      <text:p text:style-name="P39"><text:span text:style-name="T198">-</text:span><text:span text:style-name="T199">&gt; </text:span><text:span text:style-name="T201">datetime.strptime() -</text:span><text:span text:style-name="T200"> </text:span><text:span text:style-name="T196">Return a </text:span><text:span text:style-name="Source_20_Text"><text:span text:style-name="T196">datetime</text:span></text:span><text:span text:style-name="T196"> corresponding to </text:span><text:span text:style-name="Emphasis"><text:span text:style-name="T196">date_string</text:span></text:span><text:span text:style-name="T196">, parsed according to <text:tab/></text:span><text:span text:style-name="Emphasis"><text:span text:style-name="T196">format</text:span></text:span><text:span text:style-name="T196">.</text:span></text:p>
      <text:p text:style-name="P43"><text:span text:style-name="T108"><text:tab/></text:span><text:span text:style-name="T82">t1 = datetime.strptime("2019-09-16", '%Y-%m-%d')</text:span></text:p>
      <text:p text:style-name="P39"><text:span text:style-name="T117">-</text:span><text:span text:style-name="T119">&gt; </text:span><text:span text:style-name="T133">datetime.timedelta()</text:span><text:span text:style-name="T119"> - </text:span><text:span text:style-name="T196">A </text:span><text:span text:style-name="Source_20_Text"><text:span text:style-name="T196">timedelta</text:span></text:span><text:span text:style-name="T196"> object represents a duration, the difference between two <text:tab/>dates or times.</text:span></text:p>
      <text:p text:style-name="P44"><text:span text:style-name="T108"><text:tab/></text:span><text:span text:style-name="T82">time_diff = (cities[s_city][0] - cities[f_city][0], cities[s_city][1] - cities[f_city][1])</text:span><text:line-break/><text:tab/><text:span text:style-name="T82">day_s_city = day_time + </text:span><text:span text:style-name="T85">datetime.</text:span><text:span text:style-name="T82">timedelta(hours=time_diff[0], minutes=time_diff[1])</text:span></text:p>
      <text:p text:style-name="P37"><text:span text:style-name="T48">-</text:span><text:span text:style-name="T50">&gt;</text:span><text:span text:style-name="T55"> date.weekday() </text:span><text:span text:style-name="T50">- r</text:span>et<text:span text:style-name="T197">urn the day of the week as an integer, where Monday is 0 and Sunday is 6.</text:span></text:p>
      <text:p text:style-name="P37"><text:span text:style-name="T197"><text:tab/></text:span><text:span text:style-name="Source_20_Text"><text:span text:style-name="T197">date(2002, 12, 4).weekday() == 2</text:span></text:span></text:p>
      <text:p text:style-name="P1"/>
      <text:p text:style-name="P1"/>
      <text:p text:style-name="P32">18. name ‘__main__’</text:p>
      <text:p text:style-name="P1"><text:s text:c="4"/></text:p>
      <text:p text:style-name="P8">-<text:span text:style-name="T207">&gt; </text:span><text:span text:style-name="T216">if __name__ == "__main__":</text:span><text:tab/># when module is run as main script file (for testing)</text:p>
      <text:p text:style-name="P86"><text:s text:c="4"/>import sys</text:p>
      <text:p text:style-name="P8"><text:soft-page-break/><text:span text:style-name="T216"><text:s text:c="4"/>fib(int(sys.argv[1]))</text:span></text:p>
      <text:p text:style-name="P8"/>
      <text:p text:style-name="P34">19. cryptography:</text:p>
      <text:p text:style-name="P23"><text:span text:style-name="T1">-&gt; import hashlib </text:span>– library containing most useful hash functions</text:p>
      <text:p text:style-name="P23"><text:span text:style-name="T1">-&gt; str.encode() </text:span>- return encoded version of the string</text:p>
      <text:p text:style-name="P23"><text:span text:style-name="T1">-|&gt; m = hashlib.sha1(str)</text:span> - return a hashed object <text:span text:style-name="T212">with hashing function sha1 (other function, eg. <text:tab/>sha256)</text:span></text:p>
      <text:p text:style-name="P23"><text:span text:style-name="T1">-&gt; m.hexdigest() </text:span>- return a hexadecimal representation of hashed string</text:p>
      <text:p text:style-name="P8"/>
      <text:p text:style-name="P35">20. sort:</text:p>
      <text:p text:style-name="P24"/>
      <text:p text:style-name="P40"><text:span text:style-name="T56">-</text:span><text:span text:style-name="T57">&gt; sorted(iterable, key=None , reverse=False) </text:span><text:span text:style-name="T51">- Return a new list containing all items from the </text:span><text:span text:style-name="T131"><text:tab/>iterable in ascending order.</text:span></text:p>
      <text:p text:style-name="P45"><text:span text:style-name="T215"><text:tab/></text:span><text:span text:style-name="T218">sorted(</text:span><text:span text:style-name="T217">"This is a test string from Andrew".split(), key=str.lower))</text:span></text:p>
      <text:p text:style-name="P45">-<text:span text:style-name="T234">&gt; using </text:span><text:span text:style-name="T17">lambda</text:span><text:span text:style-name="T234"> </text:span><text:span text:style-name="T17">as key function</text:span><text:span text:style-name="T234">:</text:span></text:p>
      <text:p text:style-name="P56"><text:tab/><text:span text:style-name="T82">sorted(student_tuples, key=lambda student: student[2])</text:span></text:p>
      <text:p text:style-name="P54"><text:span text:style-name="T105">-</text:span><text:span text:style-name="T106">&gt; </text:span><text:span text:style-name="T107">from iterator import itemgetter, attrgetter</text:span></text:p>
      <text:p text:style-name="P45"><text:span text:style-name="T97"><text:tab/>1) </text:span><text:span text:style-name="T219">sorted(student_tuples</text:span><text:span text:style-name="T217">, key=itemgetter(1,2))</text:span></text:p>
      <text:p text:style-name="P45"><text:span text:style-name="T97"><text:tab/>2) </text:span><text:span text:style-name="T219">sorted(student_objects</text:span><text:span text:style-name="T217">, key=attrgetter('grade', 'age'))</text:span></text:p>
      <text:p text:style-name="P55"/>
      <text:p text:style-name="P45"/>
      <text:p text:style-name="P51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2-01-16T13:12:05.073867862</dc:date>
    <meta:editing-duration>PT20H35M40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9" meta:paragraph-count="339" meta:word-count="2969" meta:character-count="19090" meta:non-whitespace-character-count="15865"/>
  </office:meta>
</office:document-meta>
</file>